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appings_5f_Msg_5f_Code_5f_Msg_5f_Type_5f_Code" style:display-name="Mappings_Msg_Code_Msg_Type_Code" style:family="table">
      <style:table-properties style:width="6.9271in" fo:margin-left="0in" table:align="left"/>
    </style:style>
    <style:style style:name="Mappings_5f_Msg_5f_Code_5f_Msg_5f_Type_5f_Code.A" style:display-name="Mappings_Msg_Code_Msg_Type_Code.A" style:family="table-column">
      <style:table-column-properties style:column-width="1in"/>
    </style:style>
    <style:style style:name="Mappings_5f_Msg_5f_Code_5f_Msg_5f_Type_5f_Code.B" style:display-name="Mappings_Msg_Code_Msg_Type_Code.B" style:family="table-column">
      <style:table-column-properties style:column-width="1.4375in"/>
    </style:style>
    <style:style style:name="Mappings_5f_Msg_5f_Code_5f_Msg_5f_Type_5f_Code.C" style:display-name="Mappings_Msg_Code_Msg_Type_Code.C" style:family="table-column">
      <style:table-column-properties style:column-width="4.4896in"/>
    </style:style>
    <style:style style:name="Mappings_5f_Msg_5f_Code_5f_Msg_5f_Type_5f_Code.A1" style:display-name="Mappings_Msg_Code_Msg_Type_Code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Mappings_5f_Msg_5f_Code_5f_Msg_5f_Type_5f_Code.C1" style:display-name="Mappings_Msg_Code_Msg_Type_Code.C1" style:family="table-cell">
      <style:table-cell-properties fo:background-color="#99ccff" fo:padding="0.0382in" fo:border="0.05pt solid #000000">
        <style:background-image/>
      </style:table-cell-properties>
    </style:style>
    <style:style style:name="Mappings_5f_Msg_5f_Code_5f_Msg_5f_Type_5f_Code.A2" style:display-name="Mappings_Msg_Code_Msg_Type_Code.A2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2" style:display-name="Mappings_Msg_Code_Msg_Type_Code.B2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2" style:display-name="Mappings_Msg_Code_Msg_Type_Code.C2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3" style:display-name="Mappings_Msg_Code_Msg_Type_Code.A3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3" style:display-name="Mappings_Msg_Code_Msg_Type_Code.B3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3" style:display-name="Mappings_Msg_Code_Msg_Type_Code.C3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4" style:display-name="Mappings_Msg_Code_Msg_Type_Code.A4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4" style:display-name="Mappings_Msg_Code_Msg_Type_Code.B4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4" style:display-name="Mappings_Msg_Code_Msg_Type_Code.C4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5" style:display-name="Mappings_Msg_Code_Msg_Type_Code.A5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5" style:display-name="Mappings_Msg_Code_Msg_Type_Code.B5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5" style:display-name="Mappings_Msg_Code_Msg_Type_Code.C5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6" style:display-name="Mappings_Msg_Code_Msg_Type_Code.A6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6" style:display-name="Mappings_Msg_Code_Msg_Type_Code.B6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6" style:display-name="Mappings_Msg_Code_Msg_Type_Code.C6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7" style:display-name="Mappings_Msg_Code_Msg_Type_Code.A7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7" style:display-name="Mappings_Msg_Code_Msg_Type_Code.B7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7" style:display-name="Mappings_Msg_Code_Msg_Type_Code.C7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8" style:display-name="Mappings_Msg_Code_Msg_Type_Code.A8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8" style:display-name="Mappings_Msg_Code_Msg_Type_Code.B8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8" style:display-name="Mappings_Msg_Code_Msg_Type_Code.C8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9" style:display-name="Mappings_Msg_Code_Msg_Type_Code.A9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9" style:display-name="Mappings_Msg_Code_Msg_Type_Code.B9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9" style:display-name="Mappings_Msg_Code_Msg_Type_Code.C9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10" style:display-name="Mappings_Msg_Code_Msg_Type_Code.A10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10" style:display-name="Mappings_Msg_Code_Msg_Type_Code.B10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10" style:display-name="Mappings_Msg_Code_Msg_Type_Code.C10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11" style:display-name="Mappings_Msg_Code_Msg_Type_Code.A11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11" style:display-name="Mappings_Msg_Code_Msg_Type_Code.B11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11" style:display-name="Mappings_Msg_Code_Msg_Type_Code.C11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12" style:display-name="Mappings_Msg_Code_Msg_Type_Code.A12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12" style:display-name="Mappings_Msg_Code_Msg_Type_Code.B12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12" style:display-name="Mappings_Msg_Code_Msg_Type_Code.C12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13" style:display-name="Mappings_Msg_Code_Msg_Type_Code.A13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13" style:display-name="Mappings_Msg_Code_Msg_Type_Code.B13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13" style:display-name="Mappings_Msg_Code_Msg_Type_Code.C13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14" style:display-name="Mappings_Msg_Code_Msg_Type_Code.A14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14" style:display-name="Mappings_Msg_Code_Msg_Type_Code.B14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14" style:display-name="Mappings_Msg_Code_Msg_Type_Code.C14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15" style:display-name="Mappings_Msg_Code_Msg_Type_Code.A15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15" style:display-name="Mappings_Msg_Code_Msg_Type_Code.B15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15" style:display-name="Mappings_Msg_Code_Msg_Type_Code.C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P2" style:family="paragraph" style:parent-style-name="Text_20_body">
      <style:paragraph-properties fo:text-align="center" style:justify-single-word="false"/>
      <style:text-properties style:font-name="Consolas" officeooo:rsid="00028d72" officeooo:paragraph-rsid="00028d72"/>
    </style:style>
    <style:style style:name="P3" style:family="paragraph" style:parent-style-name="Text_20_body">
      <style:text-properties style:font-name="Consolas" fo:font-size="10pt" officeooo:rsid="00031e26" officeooo:paragraph-rsid="00031e26" style:font-size-asian="10pt" style:font-size-complex="10pt"/>
    </style:style>
    <style:style style:name="P4" style:family="paragraph" style:parent-style-name="Text_20_body">
      <style:text-properties style:font-name="Consolas" fo:font-size="10pt" officeooo:rsid="00031e26" officeooo:paragraph-rsid="003a351a" style:font-size-asian="10pt" style:font-size-complex="10pt"/>
    </style:style>
    <style:style style:name="P5" style:family="paragraph" style:parent-style-name="Text_20_body">
      <style:text-properties style:font-name="Consolas" fo:font-size="10pt" officeooo:rsid="003a351a" officeooo:paragraph-rsid="003a351a" style:font-size-asian="10pt" style:font-size-complex="10pt"/>
    </style:style>
    <style:style style:name="P6" style:family="paragraph" style:parent-style-name="Text_20_body">
      <style:text-properties style:font-name="Consolas" fo:font-size="10pt" officeooo:rsid="00059ad0" officeooo:paragraph-rsid="00059ad0" style:font-size-asian="10pt" style:font-size-complex="10pt"/>
    </style:style>
    <style:style style:name="P7" style:family="paragraph" style:parent-style-name="Text_20_body">
      <style:text-properties style:font-name="Consolas" fo:font-size="10pt" officeooo:rsid="00556117" officeooo:paragraph-rsid="00556117" style:font-size-asian="10pt" style:font-size-complex="10pt"/>
    </style:style>
    <style:style style:name="P8" style:family="paragraph" style:parent-style-name="Text_20_body">
      <style:text-properties style:font-name="Consolas" fo:font-size="10pt" officeooo:rsid="006577cf" officeooo:paragraph-rsid="006577cf" style:font-size-asian="10pt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font-name="Consolas" fo:font-size="10pt" officeooo:rsid="0006fde6" officeooo:paragraph-rsid="0006fde6" style:font-size-asian="8.75pt" style:font-size-complex="10pt"/>
    </style:style>
    <style:style style:name="P10" style:family="paragraph" style:parent-style-name="Text_20_body">
      <style:paragraph-properties fo:text-align="start" style:justify-single-word="false"/>
      <style:text-properties style:font-name="Consolas" fo:font-size="10pt" officeooo:rsid="0056b1c7" officeooo:paragraph-rsid="0056b1c7" style:font-size-asian="8.75pt" style:font-size-complex="10pt"/>
    </style:style>
    <style:style style:name="P11" style:family="paragraph" style:parent-style-name="Text_20_body">
      <style:text-properties fo:color="#000000" style:font-name="Consolas" fo:font-size="10pt" officeooo:rsid="00028d72" officeooo:paragraph-rsid="0029f17c" style:font-size-asian="10pt" style:font-size-complex="10pt"/>
    </style:style>
    <style:style style:name="P12" style:family="paragraph" style:parent-style-name="Text_20_body">
      <style:text-properties fo:color="#000000" style:font-name="Consolas" fo:font-size="10pt" officeooo:rsid="00028d72" officeooo:paragraph-rsid="00031e26" style:font-size-asian="10pt" style:font-size-complex="10pt"/>
    </style:style>
    <style:style style:name="P13" style:family="paragraph" style:parent-style-name="Text_20_body">
      <style:text-properties fo:color="#000000" style:font-name="Consolas" fo:font-size="10pt" officeooo:rsid="00028d72" officeooo:paragraph-rsid="0011fd79" style:font-size-asian="10pt" style:font-size-complex="10pt"/>
    </style:style>
    <style:style style:name="P14" style:family="paragraph" style:parent-style-name="Text_20_body">
      <style:text-properties fo:color="#000000" style:font-name="Consolas" fo:font-size="10pt" officeooo:rsid="00028d72" officeooo:paragraph-rsid="0013e5b3" style:font-size-asian="10pt" style:font-size-complex="10pt"/>
    </style:style>
    <style:style style:name="P15" style:family="paragraph" style:parent-style-name="Text_20_body">
      <style:text-properties fo:color="#000000" style:font-name="Consolas" fo:font-size="10pt" officeooo:rsid="00028d72" officeooo:paragraph-rsid="00199b8c" style:font-size-asian="10pt" style:font-size-complex="10pt"/>
    </style:style>
    <style:style style:name="P16" style:family="paragraph" style:parent-style-name="Text_20_body">
      <style:text-properties fo:color="#000000" style:font-name="Consolas" fo:font-size="10pt" officeooo:rsid="00028d72" officeooo:paragraph-rsid="001cc44a" style:font-size-asian="10pt" style:font-size-complex="10pt"/>
    </style:style>
    <style:style style:name="P17" style:family="paragraph" style:parent-style-name="Text_20_body">
      <style:text-properties fo:color="#000000" style:font-name="Consolas" fo:font-size="10pt" officeooo:rsid="00028d72" officeooo:paragraph-rsid="0040bf51" style:font-size-asian="10pt" style:font-size-complex="10pt"/>
    </style:style>
    <style:style style:name="P18" style:family="paragraph" style:parent-style-name="Text_20_body">
      <style:text-properties fo:color="#000000" style:font-name="Consolas" fo:font-size="10pt" officeooo:rsid="00028d72" officeooo:paragraph-rsid="0054ef6a" style:font-size-asian="10pt" style:font-size-complex="10pt"/>
    </style:style>
    <style:style style:name="P19" style:family="paragraph" style:parent-style-name="Text_20_body">
      <style:text-properties fo:color="#000000" style:font-name="Consolas" fo:font-size="10pt" officeooo:rsid="00028d72" officeooo:paragraph-rsid="005ab6ad" style:font-size-asian="10pt" style:font-size-complex="10pt"/>
    </style:style>
    <style:style style:name="P20" style:family="paragraph" style:parent-style-name="Text_20_body">
      <style:text-properties fo:color="#000000" style:font-name="Consolas" fo:font-size="10pt" officeooo:rsid="00028d72" officeooo:paragraph-rsid="005d45a8" style:font-size-asian="10pt" style:font-size-complex="10pt"/>
    </style:style>
    <style:style style:name="P21" style:family="paragraph" style:parent-style-name="Text_20_body">
      <style:text-properties fo:color="#000000" style:font-name="Consolas" fo:font-size="10pt" officeooo:rsid="00028d72" officeooo:paragraph-rsid="00674557" style:font-size-asian="10pt" style:font-size-complex="10pt"/>
    </style:style>
    <style:style style:name="P22" style:family="paragraph" style:parent-style-name="Text_20_body">
      <style:text-properties fo:color="#000000" style:font-name="Consolas" fo:font-size="10pt" fo:font-weight="normal" officeooo:rsid="00028d72" officeooo:paragraph-rsid="0029f17c" style:font-size-asian="10pt" style:font-weight-asian="normal" style:font-size-complex="10pt" style:font-weight-complex="normal"/>
    </style:style>
    <style:style style:name="P23" style:family="paragraph" style:parent-style-name="Text_20_body">
      <style:text-properties fo:color="#000000" style:font-name="Consolas" fo:font-size="10pt" fo:font-weight="normal" officeooo:rsid="00028d72" officeooo:paragraph-rsid="002af693" style:font-size-asian="10pt" style:font-weight-asian="normal" style:font-size-complex="10pt" style:font-weight-complex="normal"/>
    </style:style>
    <style:style style:name="P24" style:family="paragraph" style:parent-style-name="Text_20_body">
      <style:text-properties fo:color="#000000" style:font-name="Consolas" fo:font-size="10pt" fo:font-weight="normal" officeooo:rsid="00028d72" officeooo:paragraph-rsid="0040bf51" style:font-size-asian="10pt" style:font-weight-asian="normal" style:font-size-complex="10pt" style:font-weight-complex="normal"/>
    </style:style>
    <style:style style:name="P25" style:family="paragraph" style:parent-style-name="Text_20_body">
      <style:text-properties fo:color="#000000" style:font-name="Consolas" fo:font-size="10pt" fo:font-weight="normal" officeooo:rsid="00028d72" officeooo:paragraph-rsid="0054ef6a" style:font-size-asian="10pt" style:font-weight-asian="normal" style:font-size-complex="10pt" style:font-weight-complex="normal"/>
    </style:style>
    <style:style style:name="P26" style:family="paragraph" style:parent-style-name="Text_20_body">
      <style:text-properties fo:color="#000000" style:font-name="Consolas" fo:font-size="10pt" fo:font-weight="normal" officeooo:rsid="00028d72" officeooo:paragraph-rsid="00115cef" style:font-name-asian="Droid Sans Fallback" style:font-size-asian="8.75pt" style:font-weight-asian="normal" style:font-name-complex="FreeSans" style:font-size-complex="10pt" style:font-weight-complex="normal"/>
    </style:style>
    <style:style style:name="P27" style:family="paragraph" style:parent-style-name="Text_20_body">
      <style:text-properties fo:color="#000000" style:font-name="Consolas" fo:font-size="10pt" fo:font-weight="normal" officeooo:rsid="00028d72" officeooo:paragraph-rsid="001cc44a" style:font-name-asian="Droid Sans Fallback" style:font-size-asian="8.75pt" style:font-weight-asian="normal" style:font-name-complex="FreeSans" style:font-size-complex="10pt" style:font-weight-complex="normal"/>
    </style:style>
    <style:style style:name="P28" style:family="paragraph" style:parent-style-name="Text_20_body">
      <style:text-properties fo:color="#000000" style:font-name="Consolas" fo:font-size="10pt" fo:font-weight="normal" officeooo:rsid="00115cef" officeooo:paragraph-rsid="00115cef" style:font-name-asian="Droid Sans Fallback" style:font-size-asian="8.75pt" style:font-weight-asian="normal" style:font-name-complex="FreeSans" style:font-size-complex="10pt" style:font-weight-complex="normal"/>
    </style:style>
    <style:style style:name="P29" style:family="paragraph" style:parent-style-name="Text_20_body">
      <style:text-properties fo:color="#000000" style:font-name="Consolas" fo:font-size="10pt" fo:font-weight="normal" officeooo:rsid="00115cef" officeooo:paragraph-rsid="001cc44a" style:font-name-asian="Droid Sans Fallback" style:font-size-asian="8.75pt" style:font-weight-asian="normal" style:font-name-complex="FreeSans" style:font-size-complex="10pt" style:font-weight-complex="normal"/>
    </style:style>
    <style:style style:name="P30" style:family="paragraph" style:parent-style-name="Text_20_body">
      <style:text-properties fo:color="#000000" style:font-name="Consolas" fo:font-size="10pt" fo:font-weight="normal" officeooo:rsid="00603fe9" officeooo:paragraph-rsid="00618c27" style:font-name-asian="Droid Sans Fallback" style:font-size-asian="8.75pt" style:font-weight-asian="normal" style:font-name-complex="FreeSans" style:font-size-complex="10pt" style:font-weight-complex="normal"/>
    </style:style>
    <style:style style:name="P31" style:family="paragraph" style:parent-style-name="Text_20_body">
      <style:text-properties fo:color="#000000" style:font-name="Consolas" fo:font-size="10pt" fo:font-weight="normal" officeooo:rsid="00618c27" officeooo:paragraph-rsid="00618c27" style:font-name-asian="Droid Sans Fallback" style:font-size-asian="8.75pt" style:font-weight-asian="normal" style:font-name-complex="FreeSans" style:font-size-complex="10pt" style:font-weight-complex="normal"/>
    </style:style>
    <style:style style:name="P32" style:family="paragraph" style:parent-style-name="Text_20_body">
      <style:text-properties fo:color="#000000" style:font-name="Consolas" fo:font-size="10pt" fo:font-weight="normal" officeooo:rsid="00028d72" officeooo:paragraph-rsid="0013e5b3" style:font-name-asian="Droid Sans Fallback" style:font-size-asian="10pt" style:font-weight-asian="normal" style:font-name-complex="FreeSans" style:font-size-complex="10pt" style:font-weight-complex="normal"/>
    </style:style>
    <style:style style:name="P33" style:family="paragraph" style:parent-style-name="Text_20_body">
      <style:text-properties fo:color="#000000" style:font-name="Consolas" fo:font-size="10pt" fo:font-weight="normal" officeooo:rsid="00028d72" officeooo:paragraph-rsid="001cc44a" style:font-name-asian="Droid Sans Fallback" style:font-size-asian="10pt" style:font-weight-asian="normal" style:font-name-complex="FreeSans" style:font-size-complex="10pt" style:font-weight-complex="normal"/>
    </style:style>
    <style:style style:name="P34" style:family="paragraph" style:parent-style-name="Text_20_body">
      <style:text-properties fo:color="#000000" style:font-name="Consolas" fo:font-size="10pt" fo:font-weight="normal" officeooo:rsid="00028d72" officeooo:paragraph-rsid="00296564" style:font-name-asian="Droid Sans Fallback" style:font-size-asian="10pt" style:font-weight-asian="normal" style:font-name-complex="FreeSans" style:font-size-complex="10pt" style:font-weight-complex="normal"/>
    </style:style>
    <style:style style:name="P35" style:family="paragraph" style:parent-style-name="Text_20_body">
      <style:text-properties fo:color="#000000" style:font-name="Consolas" fo:font-size="10pt" fo:font-weight="normal" officeooo:rsid="00028d72" officeooo:paragraph-rsid="0029f17c" style:font-name-asian="Droid Sans Fallback" style:font-size-asian="10pt" style:font-weight-asian="normal" style:font-name-complex="FreeSans" style:font-size-complex="10pt" style:font-weight-complex="normal"/>
    </style:style>
    <style:style style:name="P36" style:family="paragraph" style:parent-style-name="Text_20_body">
      <style:text-properties fo:color="#000000" style:font-name="Consolas" fo:font-size="10pt" fo:font-weight="normal" officeooo:rsid="00028d72" officeooo:paragraph-rsid="0040bf51" style:font-name-asian="Droid Sans Fallback" style:font-size-asian="10pt" style:font-weight-asian="normal" style:font-name-complex="FreeSans" style:font-size-complex="10pt" style:font-weight-complex="normal"/>
    </style:style>
    <style:style style:name="P37" style:family="paragraph" style:parent-style-name="Text_20_body">
      <style:text-properties fo:color="#000000" style:font-name="Consolas" fo:font-size="10pt" fo:font-weight="normal" officeooo:rsid="00028d72" officeooo:paragraph-rsid="0054ef6a" style:font-name-asian="Droid Sans Fallback" style:font-size-asian="10pt" style:font-weight-asian="normal" style:font-name-complex="FreeSans" style:font-size-complex="10pt" style:font-weight-complex="normal"/>
    </style:style>
    <style:style style:name="P38" style:family="paragraph" style:parent-style-name="Text_20_body">
      <style:text-properties fo:color="#000000" style:font-name="Consolas" fo:font-size="10pt" fo:font-weight="normal" officeooo:rsid="00028d72" officeooo:paragraph-rsid="005ab6ad" style:font-name-asian="Droid Sans Fallback" style:font-size-asian="10pt" style:font-weight-asian="normal" style:font-name-complex="FreeSans" style:font-size-complex="10pt" style:font-weight-complex="normal"/>
    </style:style>
    <style:style style:name="P39" style:family="paragraph" style:parent-style-name="Text_20_body">
      <style:text-properties fo:color="#000000" style:font-name="Consolas" fo:font-size="10pt" fo:font-weight="normal" officeooo:rsid="00028d72" officeooo:paragraph-rsid="005d45a8" style:font-name-asian="Droid Sans Fallback" style:font-size-asian="10pt" style:font-weight-asian="normal" style:font-name-complex="FreeSans" style:font-size-complex="10pt" style:font-weight-complex="normal"/>
    </style:style>
    <style:style style:name="P40" style:family="paragraph" style:parent-style-name="Text_20_body">
      <style:text-properties fo:color="#000000" style:font-name="Consolas" fo:font-size="10pt" fo:font-weight="normal" officeooo:rsid="00028d72" officeooo:paragraph-rsid="00674557" style:font-name-asian="Droid Sans Fallback" style:font-size-asian="10pt" style:font-weight-asian="normal" style:font-name-complex="FreeSans" style:font-size-complex="10pt" style:font-weight-complex="normal"/>
    </style:style>
    <style:style style:name="P41" style:family="paragraph" style:parent-style-name="Text_20_body">
      <style:text-properties fo:color="#000000" style:font-name="Consolas" fo:font-size="10pt" fo:font-weight="normal" officeooo:rsid="00028d72" officeooo:paragraph-rsid="00199b8c" style:font-name-asian="Droid Sans Fallback" style:font-size-asian="10pt" style:font-weight-asian="normal" style:font-name-complex="FreeSans" style:font-size-complex="10pt" style:font-weight-complex="normal"/>
    </style:style>
    <style:style style:name="P42" style:family="paragraph" style:parent-style-name="Text_20_body">
      <style:text-properties fo:color="#000000" style:font-name="Consolas" fo:font-size="10pt" fo:font-weight="normal" officeooo:rsid="002af693" officeooo:paragraph-rsid="002af693" style:font-name-asian="Droid Sans Fallback" style:font-size-asian="10pt" style:font-weight-asian="normal" style:font-name-complex="FreeSans" style:font-size-complex="10pt" style:font-weight-complex="normal"/>
    </style:style>
    <style:style style:name="P43" style:family="paragraph" style:parent-style-name="Text_20_body">
      <style:text-properties fo:color="#000000" style:font-name="Consolas" fo:font-size="10pt" fo:font-weight="normal" officeooo:rsid="002af693" officeooo:paragraph-rsid="0040bf51" style:font-name-asian="Droid Sans Fallback" style:font-size-asian="10pt" style:font-weight-asian="normal" style:font-name-complex="FreeSans" style:font-size-complex="10pt" style:font-weight-complex="normal"/>
    </style:style>
    <style:style style:name="P44" style:family="paragraph" style:parent-style-name="Text_20_body">
      <style:text-properties fo:color="#000000" style:font-name="Consolas" fo:font-size="10pt" fo:font-weight="normal" officeooo:rsid="005ab6ad" officeooo:paragraph-rsid="005ab6ad" style:font-name-asian="Droid Sans Fallback" style:font-size-asian="10pt" style:font-weight-asian="normal" style:font-name-complex="FreeSans" style:font-size-complex="10pt" style:font-weight-complex="normal"/>
    </style:style>
    <style:style style:name="P45" style:family="paragraph" style:parent-style-name="Text_20_body">
      <style:text-properties fo:color="#000000" style:font-name="Consolas" fo:font-size="10pt" fo:font-weight="normal" officeooo:rsid="00603fe9" officeooo:paragraph-rsid="00674557" style:font-name-asian="Droid Sans Fallback" style:font-size-asian="10pt" style:font-weight-asian="normal" style:font-name-complex="FreeSans" style:font-size-complex="10pt" style:font-weight-complex="normal"/>
    </style:style>
    <style:style style:name="P46" style:family="paragraph" style:parent-style-name="Text_20_body">
      <style:text-properties fo:color="#000000" style:font-name="Consolas" fo:font-size="10pt" fo:font-weight="bold" officeooo:rsid="003ffadb" officeooo:paragraph-rsid="003ffadb" style:font-name-asian="Droid Sans Fallback" style:font-size-asian="10pt" style:font-weight-asian="bold" style:font-name-complex="FreeSans" style:font-size-complex="10pt" style:font-weight-complex="bold"/>
    </style:style>
    <style:style style:name="P47" style:family="paragraph" style:parent-style-name="Text_20_body">
      <style:text-properties fo:color="#000000" style:font-name="Consolas" fo:font-size="10pt" fo:font-weight="bold" officeooo:rsid="003ffadb" officeooo:paragraph-rsid="0040bf51" style:font-name-asian="Droid Sans Fallback" style:font-size-asian="10pt" style:font-weight-asian="bold" style:font-name-complex="FreeSans" style:font-size-complex="10pt" style:font-weight-complex="bold"/>
    </style:style>
    <style:style style:name="P48" style:family="paragraph" style:parent-style-name="Text_20_body">
      <style:text-properties fo:color="#000000" style:font-name="Consolas" fo:font-size="10pt" fo:font-weight="bold" officeooo:rsid="003ffadb" officeooo:paragraph-rsid="005ab6ad" style:font-name-asian="Droid Sans Fallback" style:font-size-asian="10pt" style:font-weight-asian="bold" style:font-name-complex="FreeSans" style:font-size-complex="10pt" style:font-weight-complex="bold"/>
    </style:style>
    <style:style style:name="P49" style:family="paragraph" style:parent-style-name="Text_20_body">
      <style:text-properties fo:color="#000000" style:font-name="Consolas" fo:font-size="10pt" fo:font-weight="bold" officeooo:rsid="002909d1" officeooo:paragraph-rsid="0050b398" style:font-name-asian="Droid Sans Fallback" style:font-size-asian="10pt" style:font-weight-asian="bold" style:font-name-complex="FreeSans" style:font-size-complex="10pt" style:font-weight-complex="bold"/>
    </style:style>
    <style:style style:name="P50" style:family="paragraph" style:parent-style-name="Text_20_body">
      <style:text-properties fo:color="#000000" style:font-name="Consolas" fo:font-size="10pt" fo:font-weight="bold" officeooo:rsid="005ab6ad" officeooo:paragraph-rsid="005d45a8" style:font-name-asian="Droid Sans Fallback" style:font-size-asian="10pt" style:font-weight-asian="bold" style:font-name-complex="FreeSans" style:font-size-complex="10pt" style:font-weight-complex="bold"/>
    </style:style>
    <style:style style:name="P51" style:family="paragraph" style:parent-style-name="Text_20_body">
      <style:text-properties fo:color="#000000" style:font-name="Consolas" fo:font-size="10pt" fo:font-weight="bold" officeooo:rsid="0050b398" officeooo:paragraph-rsid="0050b398" style:font-name-asian="Droid Sans Fallback" style:font-size-asian="10pt" style:font-weight-asian="bold" style:font-name-complex="FreeSans" style:font-size-complex="10pt" style:font-weight-complex="bold"/>
    </style:style>
    <style:style style:name="P52" style:family="paragraph" style:parent-style-name="Text_20_body">
      <style:text-properties fo:color="#000000" style:font-name="Consolas" fo:font-size="10pt" fo:font-weight="bold" officeooo:rsid="004c7bad" officeooo:paragraph-rsid="004c7bad" style:font-name-asian="Droid Sans Fallback" style:font-size-asian="8.75pt" style:font-weight-asian="bold" style:font-name-complex="FreeSans" style:font-size-complex="10pt" style:font-weight-complex="bold"/>
    </style:style>
    <style:style style:name="P53" style:family="paragraph" style:parent-style-name="Text_20_body">
      <style:text-properties fo:color="#000000" style:font-name="Consolas" fo:font-size="10pt" fo:font-weight="bold" officeooo:rsid="004dbca1" officeooo:paragraph-rsid="004dbca1" style:font-name-asian="Droid Sans Fallback" style:font-size-asian="8.75pt" style:font-weight-asian="bold" style:font-name-complex="FreeSans" style:font-size-complex="10pt" style:font-weight-complex="bold"/>
    </style:style>
    <style:style style:name="P54" style:family="paragraph" style:parent-style-name="Text_20_body">
      <style:text-properties fo:font-size="10pt" officeooo:rsid="00031e26" officeooo:paragraph-rsid="00031e26" style:font-size-asian="10pt" style:font-size-complex="10pt"/>
    </style:style>
    <style:style style:name="P55" style:family="paragraph" style:parent-style-name="Text_20_body">
      <style:text-properties fo:font-size="10pt" officeooo:rsid="00031e26" officeooo:paragraph-rsid="0013e5b3" style:font-size-asian="10pt" style:font-size-complex="10pt"/>
    </style:style>
    <style:style style:name="P56" style:family="paragraph" style:parent-style-name="Text_20_body">
      <style:text-properties fo:font-size="10pt" officeooo:rsid="00031e26" officeooo:paragraph-rsid="00199b8c" style:font-size-asian="10pt" style:font-size-complex="10pt"/>
    </style:style>
    <style:style style:name="P57" style:family="paragraph" style:parent-style-name="Text_20_body">
      <style:text-properties fo:font-size="10pt" officeooo:rsid="00031e26" officeooo:paragraph-rsid="001cc44a" style:font-size-asian="10pt" style:font-size-complex="10pt"/>
    </style:style>
    <style:style style:name="P58" style:family="paragraph" style:parent-style-name="Text_20_body">
      <style:text-properties fo:font-size="10pt" officeooo:rsid="00031e26" officeooo:paragraph-rsid="002f6afe" style:font-size-asian="10pt" style:font-size-complex="10pt"/>
    </style:style>
    <style:style style:name="P59" style:family="paragraph" style:parent-style-name="Text_20_body">
      <style:text-properties fo:font-size="10pt" officeooo:rsid="00031e26" officeooo:paragraph-rsid="0036ef52" style:font-size-asian="10pt" style:font-size-complex="10pt"/>
    </style:style>
    <style:style style:name="P60" style:family="paragraph" style:parent-style-name="Text_20_body">
      <style:text-properties fo:font-size="10pt" officeooo:rsid="0050b398" officeooo:paragraph-rsid="005d45a8" style:font-size-asian="10pt" style:font-size-complex="10pt"/>
    </style:style>
    <style:style style:name="P61" style:family="paragraph" style:parent-style-name="Text_20_body">
      <style:text-properties fo:font-size="10pt" officeooo:rsid="0050b398" officeooo:paragraph-rsid="00674557" style:font-size-asian="10pt" style:font-size-complex="10pt"/>
    </style:style>
    <style:style style:name="P62" style:family="paragraph" style:parent-style-name="Text_20_body">
      <style:text-properties fo:font-size="10pt" fo:font-weight="normal" officeooo:rsid="00115cef" officeooo:paragraph-rsid="00115cef" style:font-size-asian="8.75pt" style:font-weight-asian="normal" style:font-size-complex="10pt" style:font-weight-complex="normal"/>
    </style:style>
    <style:style style:name="P63" style:family="paragraph" style:parent-style-name="Text_20_body">
      <style:text-properties fo:font-size="10pt" fo:font-weight="normal" officeooo:rsid="00115cef" officeooo:paragraph-rsid="0013e5b3" style:font-size-asian="8.75pt" style:font-weight-asian="normal" style:font-size-complex="10pt" style:font-weight-complex="normal"/>
    </style:style>
    <style:style style:name="P64" style:family="paragraph" style:parent-style-name="Text_20_body">
      <style:text-properties fo:font-size="10pt" fo:font-weight="normal" officeooo:rsid="00115cef" officeooo:paragraph-rsid="001cc44a" style:font-size-asian="8.75pt" style:font-weight-asian="normal" style:font-size-complex="10pt" style:font-weight-complex="normal"/>
    </style:style>
    <style:style style:name="P65" style:family="paragraph" style:parent-style-name="Table_20_Contents">
      <style:text-properties style:font-name="Consolas" officeooo:rsid="00031e26" officeooo:paragraph-rsid="00031e26"/>
    </style:style>
    <style:style style:name="P66" style:family="paragraph" style:parent-style-name="Table_20_Contents">
      <style:text-properties style:font-name="Consolas" fo:font-size="10pt" officeooo:rsid="00031e26" officeooo:paragraph-rsid="00031e26" style:font-size-asian="10pt" style:font-size-complex="10pt"/>
    </style:style>
    <style:style style:name="P6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0" style:family="paragraph" style:parent-style-name="Text_20_body" style:list-style-name="">
      <style:text-properties style:font-name="Consolas1" fo:font-size="10pt" officeooo:rsid="00549a5b" officeooo:paragraph-rsid="00549a5b" style:font-size-asian="10pt" style:font-size-complex="10pt"/>
    </style:style>
    <style:style style:name="P71" style:family="paragraph" style:parent-style-name="Text_20_body" style:list-style-name="">
      <style:text-properties style:font-name="Consolas1" fo:font-size="10pt" officeooo:rsid="00549a5b" officeooo:paragraph-rsid="0054ef6a" style:font-size-asian="10pt" style:font-size-complex="10pt"/>
    </style:style>
    <style:style style:name="P72" style:family="paragraph" style:parent-style-name="Text_20_body" style:list-style-name="">
      <style:text-properties fo:color="#000000" style:font-name="Consolas" fo:font-size="10pt" fo:font-weight="normal" officeooo:rsid="002af693" officeooo:paragraph-rsid="0054ef6a" style:font-name-asian="Droid Sans Fallback" style:font-size-asian="10pt" style:font-weight-asian="normal" style:font-name-complex="FreeSans" style:font-size-complex="10pt" style:font-weight-complex="normal"/>
    </style:style>
    <style:style style:name="P73" style:family="paragraph" style:parent-style-name="Text_20_body">
      <style:text-properties fo:color="#000000" style:font-name="Consolas" fo:font-size="10pt" fo:font-weight="normal" officeooo:rsid="00028d72" officeooo:paragraph-rsid="006b14f5" style:font-name-asian="Droid Sans Fallback" style:font-size-asian="10pt" style:font-weight-asian="normal" style:font-name-complex="FreeSans" style:font-size-complex="10pt" style:font-weight-complex="normal"/>
    </style:style>
    <style:style style:name="P74" style:family="paragraph" style:parent-style-name="Text_20_body">
      <style:text-properties fo:color="#000000" style:font-name="Consolas" fo:font-size="10pt" officeooo:rsid="00028d72" officeooo:paragraph-rsid="00031e26" style:font-size-asian="10pt" style:font-size-complex="10pt"/>
    </style:style>
    <style:style style:name="P75" style:family="paragraph" style:parent-style-name="Text_20_body">
      <style:text-properties fo:color="#000000" style:font-name="Consolas" fo:font-size="10pt" officeooo:rsid="00028d72" officeooo:paragraph-rsid="006b14f5" style:font-size-asian="10pt" style:font-size-complex="10pt"/>
    </style:style>
    <style:style style:name="P76" style:family="paragraph" style:parent-style-name="Text_20_body">
      <style:text-properties style:font-name="Consolas" fo:font-size="10pt" officeooo:rsid="00031e26" officeooo:paragraph-rsid="0039054c" style:font-size-asian="10pt" style:font-size-complex="10pt"/>
    </style:style>
    <style:style style:name="P77" style:family="paragraph" style:parent-style-name="Text_20_body">
      <style:text-properties style:font-name="Consolas" fo:font-size="10pt" officeooo:rsid="00031e26" officeooo:paragraph-rsid="006fadc7" style:font-size-asian="10pt" style:font-size-complex="10pt"/>
    </style:style>
    <style:style style:name="P78" style:family="paragraph" style:parent-style-name="Text_20_body">
      <style:text-properties style:font-name="Consolas" fo:font-size="10pt" officeooo:rsid="006fadc7" officeooo:paragraph-rsid="006fadc7" style:font-size-asian="10pt" style:font-size-complex="10pt"/>
    </style:style>
    <style:style style:name="P79" style:family="paragraph" style:parent-style-name="Text_20_body">
      <style:text-properties style:font-name="Consolas" fo:font-size="10pt" officeooo:rsid="0071765d" officeooo:paragraph-rsid="0071765d" style:font-size-asian="10pt" style:font-size-complex="10pt"/>
    </style:style>
    <style:style style:name="P80" style:family="paragraph" style:parent-style-name="Heading_20_1">
      <style:paragraph-properties fo:text-align="center" style:justify-single-word="false"/>
      <style:text-properties style:font-name="Consolas" officeooo:rsid="00028d72" officeooo:paragraph-rsid="00028d72"/>
    </style:style>
    <style:style style:name="P81" style:family="paragraph" style:parent-style-name="Heading_20_2" style:list-style-name="">
      <style:text-properties style:font-name="Consolas" officeooo:rsid="00031e26" officeooo:paragraph-rsid="00031e26"/>
    </style:style>
    <style:style style:name="P82" style:family="paragraph" style:parent-style-name="Heading_20_2">
      <style:paragraph-properties fo:break-before="page"/>
      <style:text-properties style:font-name="Consolas" officeooo:rsid="00031e26" officeooo:paragraph-rsid="00031e26"/>
    </style:style>
    <style:style style:name="P83" style:family="paragraph" style:parent-style-name="Heading_20_2">
      <style:paragraph-properties fo:break-before="page"/>
      <style:text-properties style:font-name="Consolas" officeooo:rsid="00028d72" officeooo:paragraph-rsid="00028d72"/>
    </style:style>
    <style:style style:name="P84" style:family="paragraph" style:parent-style-name="Heading_20_2">
      <style:paragraph-properties fo:break-before="page"/>
      <style:text-properties fo:color="#000000" style:font-name="Consolas" fo:font-size="16.1000003814697pt" fo:font-weight="bold" officeooo:rsid="00028d72" officeooo:paragraph-rsid="0022be6a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85" style:family="paragraph" style:parent-style-name="Heading_20_2">
      <style:paragraph-properties fo:break-before="page"/>
      <style:text-properties fo:color="#000000" style:font-name="Consolas" fo:font-size="16.1000003814697pt" fo:font-weight="bold" officeooo:rsid="00028d72" officeooo:paragraph-rsid="0023bda4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86" style:family="paragraph" style:parent-style-name="Heading_20_2">
      <style:paragraph-properties fo:break-before="page"/>
      <style:text-properties fo:color="#000000" style:font-name="Consolas" fo:font-weight="bold" style:font-name-asian="Droid Sans Fallback" style:font-weight-asian="bold" style:font-name-complex="FreeSans" style:font-weight-complex="bold"/>
    </style:style>
    <style:style style:name="P87" style:family="paragraph" style:parent-style-name="Heading_20_2">
      <style:paragraph-properties fo:break-before="page"/>
      <style:text-properties style:font-name="Consolas1"/>
    </style:style>
    <style:style style:name="P88" style:family="paragraph" style:parent-style-name="Heading_20_3">
      <style:text-properties fo:color="#000000" officeooo:rsid="00031e26" officeooo:paragraph-rsid="00031e26"/>
    </style:style>
    <style:style style:name="P89" style:family="paragraph" style:parent-style-name="Heading_20_3">
      <style:text-properties fo:color="#000000" style:font-name="Consolas" fo:font-size="14pt" fo:font-weight="bold" officeooo:rsid="00031e26" officeooo:paragraph-rsid="0009171b" style:font-name-asian="Droid Sans Fallback" style:font-size-asian="14pt" style:font-weight-asian="bold" style:font-name-complex="FreeSans" style:font-size-complex="14pt" style:font-weight-complex="bold"/>
    </style:style>
    <style:style style:name="P90" style:family="paragraph" style:parent-style-name="Heading_20_3">
      <style:text-properties fo:color="#000000" style:font-name="Consolas" fo:font-size="14pt" fo:font-weight="bold" officeooo:rsid="00028d72" officeooo:paragraph-rsid="000f770f" style:font-name-asian="Droid Sans Fallback" style:font-size-asian="14pt" style:font-weight-asian="bold" style:font-name-complex="FreeSans" style:font-size-complex="14pt" style:font-weight-complex="bold"/>
    </style:style>
    <style:style style:name="P91" style:family="paragraph" style:parent-style-name="Heading_20_3" style:list-style-name="">
      <style:text-properties fo:color="#000000" style:font-name="Consolas" fo:font-size="14pt" fo:font-weight="bold" officeooo:rsid="00028d72" officeooo:paragraph-rsid="0017a647" style:font-name-asian="Droid Sans Fallback" style:font-size-asian="14pt" style:font-weight-asian="bold" style:font-name-complex="FreeSans" style:font-size-complex="14pt" style:font-weight-complex="bold"/>
    </style:style>
    <style:style style:name="P92" style:family="paragraph" style:parent-style-name="Heading_20_3">
      <style:text-properties fo:color="#000000" style:font-name="Consolas" fo:font-size="14pt" fo:font-weight="bold" officeooo:rsid="002909d1" style:font-name-asian="Droid Sans Fallback" style:font-size-asian="14pt" style:font-weight-asian="bold" style:font-name-complex="FreeSans" style:font-size-complex="14pt" style:font-weight-complex="bold"/>
    </style:style>
    <style:style style:name="P93" style:family="paragraph" style:parent-style-name="Heading_20_3">
      <style:text-properties fo:color="#000000" style:font-name="Consolas" fo:font-size="14pt" fo:font-weight="bold" officeooo:rsid="002909d1" officeooo:paragraph-rsid="004dbca1" style:font-name-asian="Droid Sans Fallback" style:font-size-asian="14pt" style:font-weight-asian="bold" style:font-name-complex="FreeSans" style:font-size-complex="14pt" style:font-weight-complex="bold"/>
    </style:style>
    <style:style style:name="P94" style:family="paragraph" style:parent-style-name="Heading_20_3">
      <style:text-properties fo:color="#000000" style:font-name="Consolas" fo:font-size="14pt" officeooo:rsid="00028d72" officeooo:paragraph-rsid="0017a647" style:font-size-asian="14pt" style:font-size-complex="14pt"/>
    </style:style>
    <style:style style:name="P95" style:family="paragraph" style:parent-style-name="Heading_20_3">
      <style:text-properties fo:color="#000000" style:font-name="Consolas" fo:font-weight="bold" officeooo:rsid="00603fe9" officeooo:paragraph-rsid="00603fe9" style:font-name-asian="Droid Sans Fallback" style:font-weight-asian="bold" style:font-name-complex="FreeSans" style:font-weight-complex="bold"/>
    </style:style>
    <style:style style:name="P96" style:family="paragraph" style:parent-style-name="Heading_20_3">
      <style:text-properties fo:color="#000000" officeooo:rsid="00028d72" officeooo:paragraph-rsid="00028d72"/>
    </style:style>
    <style:style style:name="P97" style:family="paragraph" style:parent-style-name="Heading_20_3">
      <style:text-properties officeooo:rsid="002486dc" officeooo:paragraph-rsid="002486dc"/>
    </style:style>
    <style:style style:name="P98" style:family="paragraph" style:parent-style-name="Heading_20_3">
      <style:paragraph-properties fo:break-before="page"/>
      <style:text-properties fo:color="#000000" style:font-name="Consolas" fo:font-size="14pt" fo:font-weight="bold" officeooo:rsid="00028d72" officeooo:paragraph-rsid="001cc44a" style:font-size-asian="14pt" style:font-weight-asian="bold" style:font-size-complex="14pt" style:font-weight-complex="bold"/>
    </style:style>
    <style:style style:name="T1" style:family="text">
      <style:text-properties officeooo:rsid="0007f8bd"/>
    </style:style>
    <style:style style:name="T2" style:family="text">
      <style:text-properties style:text-position="super 58%" style:font-name="Consolas"/>
    </style:style>
    <style:style style:name="T3" style:family="text">
      <style:text-properties style:text-position="super 58%" fo:font-weight="bold" style:font-name-asian="Droid Sans Fallback" style:font-weight-asian="bold" style:font-name-complex="FreeSans" style:font-weight-complex="bold"/>
    </style:style>
    <style:style style:name="T4" style:family="text">
      <style:text-properties style:text-position="super 58%" officeooo:rsid="0021cd03" style:font-name-asian="Droid Sans Fallback" style:font-name-complex="FreeSans"/>
    </style:style>
    <style:style style:name="T5" style:family="text">
      <style:text-properties style:font-name="Consolas"/>
    </style:style>
    <style:style style:name="T6" style:family="text">
      <style:text-properties style:font-name="Consolas" officeooo:rsid="0009171b"/>
    </style:style>
    <style:style style:name="T7" style:family="text">
      <style:text-properties fo:color="#000000" style:font-name="Consolas" officeooo:rsid="00028d72"/>
    </style:style>
    <style:style style:name="T8" style:family="text">
      <style:text-properties fo:color="#000000" style:font-name="Consolas" officeooo:rsid="000ea136"/>
    </style:style>
    <style:style style:name="T9" style:family="text">
      <style:text-properties fo:color="#000000" style:font-name="Consola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T10" style:family="text">
      <style:text-properties fo:color="#000000" style:font-name="Consolas" fo:font-size="14pt" fo:font-weight="bold" officeooo:rsid="00028d72" style:font-name-asian="Droid Sans Fallback" style:font-size-asian="14pt" style:font-weight-asian="bold" style:font-name-complex="FreeSans" style:font-size-complex="14pt" style:font-weight-complex="bold"/>
    </style:style>
    <style:style style:name="T11" style:family="text">
      <style:text-properties fo:color="#000000" style:font-name="Consolas" fo:font-size="14pt" fo:font-weight="bold" officeooo:rsid="002909d1" style:font-name-asian="Droid Sans Fallback" style:font-size-asian="14pt" style:font-weight-asian="bold" style:font-name-complex="FreeSans" style:font-size-complex="14pt" style:font-weight-complex="bold"/>
    </style:style>
    <style:style style:name="T12" style:family="text">
      <style:text-properties fo:color="#000000" style:font-name="Consolas" fo:font-size="14pt" fo:font-weight="bold" officeooo:rsid="006380f8" style:font-name-asian="Droid Sans Fallback" style:font-size-asian="14pt" style:font-weight-asian="bold" style:font-name-complex="FreeSans" style:font-size-complex="14pt" style:font-weight-complex="bold"/>
    </style:style>
    <style:style style:name="T13" style:family="text">
      <style:text-properties fo:color="#000000" style:font-name="Consolas" style:font-name-asian="Droid Sans Fallback" style:font-name-complex="FreeSans"/>
    </style:style>
    <style:style style:name="T14" style:family="text">
      <style:text-properties fo:color="#000000" style:font-name="Consolas" officeooo:rsid="00028d72" style:font-name-asian="Droid Sans Fallback" style:font-name-complex="FreeSans"/>
    </style:style>
    <style:style style:name="T15" style:family="text">
      <style:text-properties fo:color="#000000" style:font-name="Consolas" officeooo:rsid="00028d72" style:font-name-asian="Droid Sans Fallback" style:font-size-asian="10pt" style:font-name-complex="FreeSans"/>
    </style:style>
    <style:style style:name="T16" style:family="text">
      <style:text-properties fo:color="#000000" style:font-name="Consolas" officeooo:rsid="000ea136" style:font-name-asian="Droid Sans Fallback" style:font-size-asian="10pt" style:font-name-complex="FreeSans"/>
    </style:style>
    <style:style style:name="T17" style:family="text">
      <style:text-properties fo:color="#000000" style:font-name="Consolas" officeooo:rsid="0015a8f4"/>
    </style:style>
    <style:style style:name="T18" style:family="text">
      <style:text-properties fo:color="#000000" style:font-name="Consolas" officeooo:rsid="001660c8"/>
    </style:style>
    <style:style style:name="T19" style:family="text">
      <style:text-properties fo:color="#000000" style:font-name="Consolas" officeooo:rsid="001662f6"/>
    </style:style>
    <style:style style:name="T20" style:family="text">
      <style:text-properties fo:color="#000000" style:font-name="Consolas" officeooo:rsid="002af693"/>
    </style:style>
    <style:style style:name="T21" style:family="text">
      <style:text-properties fo:color="#000000" style:font-name="Consolas" officeooo:rsid="002ce584"/>
    </style:style>
    <style:style style:name="T22" style:family="text">
      <style:text-properties fo:color="#000000" style:font-name="Consolas" officeooo:rsid="002f48bc"/>
    </style:style>
    <style:style style:name="T23" style:family="text">
      <style:text-properties fo:color="#000000" style:font-name="Consolas" officeooo:rsid="002f6afe"/>
    </style:style>
    <style:style style:name="T24" style:family="text">
      <style:text-properties fo:color="#000000" style:font-name="Consolas" officeooo:rsid="00320a20"/>
    </style:style>
    <style:style style:name="T25" style:family="text">
      <style:text-properties fo:color="#000000" style:font-name="Consolas" officeooo:rsid="0033a6e8"/>
    </style:style>
    <style:style style:name="T26" style:family="text">
      <style:text-properties fo:color="#000000" style:font-name="Consolas" officeooo:rsid="0038b83c"/>
    </style:style>
    <style:style style:name="T27" style:family="text">
      <style:text-properties fo:color="#000000" style:font-name="Consolas" fo:font-weight="bold" officeooo:rsid="002909d1" style:font-name-asian="Droid Sans Fallback" style:font-weight-asian="bold" style:font-name-complex="FreeSans" style:font-weight-complex="bold"/>
    </style:style>
    <style:style style:name="T28" style:family="text">
      <style:text-properties fo:color="#000000" style:font-name="Consolas" fo:font-weight="bold" officeooo:rsid="003ffadb" style:font-name-asian="Droid Sans Fallback" style:font-weight-asian="bold" style:font-name-complex="FreeSans" style:font-weight-complex="bold"/>
    </style:style>
    <style:style style:name="T29" style:family="text">
      <style:text-properties fo:color="#000000" style:font-name="Consolas" fo:font-weight="normal" officeooo:rsid="00028d72" style:font-name-asian="Droid Sans Fallback" style:font-weight-asian="normal" style:font-name-complex="FreeSans" style:font-weight-complex="normal"/>
    </style:style>
    <style:style style:name="T30" style:family="text">
      <style:text-properties fo:color="#000000" style:font-name="Consolas" officeooo:rsid="00693e64"/>
    </style:style>
    <style:style style:name="T31" style:family="text">
      <style:text-properties fo:color="#000000" fo:font-weight="normal" officeooo:rsid="002af693" style:font-name-asian="Droid Sans Fallback" style:font-weight-asian="normal" style:font-name-complex="FreeSans" style:font-weight-complex="normal"/>
    </style:style>
    <style:style style:name="T32" style:family="text">
      <style:text-properties fo:color="#000000" fo:font-weight="normal" officeooo:rsid="0039054c" style:font-name-asian="Droid Sans Fallback" style:font-weight-asian="normal" style:font-name-complex="FreeSans" style:font-weight-complex="normal"/>
    </style:style>
    <style:style style:name="T33" style:family="text">
      <style:text-properties fo:color="#000000" fo:font-weight="normal" officeooo:rsid="003d9e7a" style:font-name-asian="Droid Sans Fallback" style:font-weight-asian="normal" style:font-name-complex="FreeSans" style:font-weight-complex="normal"/>
    </style:style>
    <style:style style:name="T34" style:family="text">
      <style:text-properties officeooo:rsid="000a539e"/>
    </style:style>
    <style:style style:name="T35" style:family="text">
      <style:text-properties officeooo:rsid="000f770f"/>
    </style:style>
    <style:style style:name="T36" style:family="text">
      <style:text-properties fo:font-weight="bold" style:font-name-asian="Droid Sans Fallback" style:font-weight-asian="bold" style:font-name-complex="FreeSans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-asian="Droid Sans Fallback" style:font-name-complex="FreeSans"/>
    </style:style>
    <style:style style:name="T39" style:family="text">
      <style:text-properties officeooo:rsid="002af693" style:font-name-asian="Droid Sans Fallback" style:font-name-complex="FreeSans"/>
    </style:style>
    <style:style style:name="T40" style:family="text">
      <style:text-properties officeooo:rsid="002ebc06" style:font-name-asian="Droid Sans Fallback" style:font-name-complex="FreeSans"/>
    </style:style>
    <style:style style:name="T41" style:family="text">
      <style:text-properties officeooo:rsid="0039054c" style:font-name-asian="Droid Sans Fallback" style:font-name-complex="FreeSans"/>
    </style:style>
    <style:style style:name="T42" style:family="text">
      <style:text-properties officeooo:rsid="003913e9" style:font-name-asian="Droid Sans Fallback" style:font-name-complex="FreeSans"/>
    </style:style>
    <style:style style:name="T43" style:family="text">
      <style:text-properties officeooo:rsid="001cc44a" style:font-name-asian="Droid Sans Fallback" style:font-name-complex="FreeSans"/>
    </style:style>
    <style:style style:name="T44" style:family="text">
      <style:text-properties officeooo:rsid="0021cd03" style:font-name-asian="Droid Sans Fallback" style:font-name-complex="FreeSans"/>
    </style:style>
    <style:style style:name="T45" style:family="text">
      <style:text-properties officeooo:rsid="0043e153" style:font-name-asian="Droid Sans Fallback" style:font-name-complex="FreeSans"/>
    </style:style>
    <style:style style:name="T46" style:family="text">
      <style:text-properties officeooo:rsid="0046b6c6" style:font-name-asian="Droid Sans Fallback" style:font-name-complex="FreeSans"/>
    </style:style>
    <style:style style:name="T47" style:family="text">
      <style:text-properties officeooo:rsid="0047c34f" style:font-name-asian="Droid Sans Fallback" style:font-name-complex="FreeSans"/>
    </style:style>
    <style:style style:name="T48" style:family="text">
      <style:text-properties officeooo:rsid="0058b415" style:font-name-asian="Droid Sans Fallback" style:font-name-complex="FreeSans"/>
    </style:style>
    <style:style style:name="T49" style:family="text">
      <style:text-properties officeooo:rsid="005a1a61" style:font-name-asian="Droid Sans Fallback" style:font-name-complex="FreeSans"/>
    </style:style>
    <style:style style:name="T50" style:family="text">
      <style:text-properties officeooo:rsid="0022be6a"/>
    </style:style>
    <style:style style:name="T51" style:family="text">
      <style:text-properties officeooo:rsid="0039054c"/>
    </style:style>
    <style:style style:name="T52" style:family="text">
      <style:text-properties officeooo:rsid="003a351a"/>
    </style:style>
    <style:style style:name="T53" style:family="text">
      <style:text-properties officeooo:rsid="003b5227"/>
    </style:style>
    <style:style style:name="T54" style:family="text">
      <style:text-properties style:font-name="Consolas1"/>
    </style:style>
    <style:style style:name="T55" style:family="text">
      <style:text-properties officeooo:rsid="003d9e7a"/>
    </style:style>
    <style:style style:name="T56" style:family="text">
      <style:text-properties fo:font-weight="normal" officeooo:rsid="00028d72" style:font-weight-asian="normal" style:font-weight-complex="normal"/>
    </style:style>
    <style:style style:name="T57" style:family="text">
      <style:text-properties officeooo:rsid="0041dab8"/>
    </style:style>
    <style:style style:name="T58" style:family="text">
      <style:text-properties officeooo:rsid="0043e153"/>
    </style:style>
    <style:style style:name="T59" style:family="text">
      <style:text-properties officeooo:rsid="004a6390"/>
    </style:style>
    <style:style style:name="T60" style:family="text">
      <style:text-properties officeooo:rsid="0058b415"/>
    </style:style>
    <style:style style:name="T61" style:family="text">
      <style:text-properties officeooo:rsid="005ab6ad"/>
    </style:style>
    <style:style style:name="T62" style:family="text">
      <style:text-properties officeooo:rsid="005be1e2"/>
    </style:style>
    <style:style style:name="T63" style:family="text">
      <style:text-properties officeooo:rsid="005d608a"/>
    </style:style>
    <style:style style:name="T64" style:family="text">
      <style:text-properties officeooo:rsid="005e3d03"/>
    </style:style>
    <style:style style:name="T65" style:family="text">
      <style:text-properties officeooo:rsid="00644fb5"/>
    </style:style>
    <style:style style:name="T66" style:family="text">
      <style:text-properties officeooo:rsid="0064dd6d"/>
    </style:style>
    <style:style style:name="T67" style:family="text">
      <style:text-properties officeooo:rsid="00653274"/>
    </style:style>
    <style:style style:name="T68" style:family="text">
      <style:text-properties officeooo:rsid="006842e1"/>
    </style:style>
    <style:style style:name="T69" style:family="text">
      <style:text-properties officeooo:rsid="00693e64"/>
    </style:style>
    <style:style style:name="T70" style:family="text">
      <style:text-properties fo:color="#ff3333"/>
    </style:style>
    <style:style style:name="T71" style:family="text">
      <style:text-properties fo:color="#ff3333" officeooo:rsid="0069ab72"/>
    </style:style>
    <style:style style:name="T72" style:family="text">
      <style:text-properties fo:color="#ff3333" officeooo:rsid="0071d70b"/>
    </style:style>
    <style:style style:name="T73" style:family="text">
      <style:text-properties officeooo:rsid="006c964a"/>
    </style:style>
    <style:style style:name="T74" style:family="text">
      <style:text-properties officeooo:rsid="006da49c"/>
    </style:style>
    <style:style style:name="T75" style:family="text">
      <style:text-properties officeooo:rsid="006ecdf2"/>
    </style:style>
    <style:style style:name="T76" style:family="text">
      <style:text-properties officeooo:rsid="0071765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0" text:outline-level="1"><text:bookmark-start text:name="__RefHeading__2333_310239361"/>Message Samples<text:bookmark-end text:name="__RefHeading__2333_310239361"/></text:h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7"><text:a xlink:type="simple" xlink:href="#__RefHeading__2333_310239361" text:style-name="Index_20_Link" text:visited-style-name="Index_20_Link"><text:span text:style-name="T54">Message Samples<text:tab/>1</text:span></text:a></text:p>
          <text:p text:style-name="P69"><text:a xlink:type="simple" xlink:href="#__RefHeading__2335_310239361" text:style-name="Index_20_Link" text:visited-style-name="Index_20_Link"><text:span text:style-name="T54">Conventions<text:tab/>2</text:span></text:a></text:p>
          <text:p text:style-name="P68"><text:a xlink:type="simple" xlink:href="#__RefHeading__2337_310239361" text:style-name="Index_20_Link" text:visited-style-name="Index_20_Link"><text:span text:style-name="T54">Convention 1: Mappings between Message Codes and Type Codes<text:tab/>2</text:span></text:a></text:p>
          <text:p text:style-name="P68"><text:a xlink:type="simple" xlink:href="#__RefHeading__1088_839089547" text:style-name="Index_20_Link" text:visited-style-name="Index_20_Link"><text:span text:style-name="T54">Convention 2: All messages are sent with JSON formats inside the HTTP Post Message Body<text:tab/>2</text:span></text:a></text:p>
          <text:p text:style-name="P69"><text:a xlink:type="simple" xlink:href="#__RefHeading__2339_310239361" text:style-name="Index_20_Link" text:visited-style-name="Index_20_Link"><text:span text:style-name="T54">Sea-Export Legs Registering Messages<text:tab/>3</text:span></text:a></text:p>
          <text:p text:style-name="P68"><text:a xlink:type="simple" xlink:href="#__RefHeading__2341_310239361" text:style-name="Index_20_Link" text:visited-style-name="Index_20_Link"><text:span text:style-name="T54">Sea-Export 1st Leg Registering Messages<text:tab/>3</text:span></text:a></text:p>
          <text:p text:style-name="P68"><text:a xlink:type="simple" xlink:href="#__RefHeading__1090_839089547" text:style-name="Index_20_Link" text:visited-style-name="Index_20_Link"><text:span text:style-name="T54">Sea-Export 2nd Leg Registering Messages<text:tab/>4</text:span></text:a></text:p>
          <text:p text:style-name="P69"><text:a xlink:type="simple" xlink:href="#__RefHeading__1092_839089547" text:style-name="Index_20_Link" text:visited-style-name="Index_20_Link"><text:span text:style-name="T54">Sea-Import Legs Registering Messages<text:tab/>5</text:span></text:a></text:p>
          <text:p text:style-name="P68"><text:a xlink:type="simple" xlink:href="#__RefHeading__1094_839089547" text:style-name="Index_20_Link" text:visited-style-name="Index_20_Link"><text:span text:style-name="T54">Sea-Import 1st Leg Registering Messages<text:tab/>5</text:span></text:a></text:p>
          <text:p text:style-name="P68"><text:a xlink:type="simple" xlink:href="#__RefHeading__1096_839089547" text:style-name="Index_20_Link" text:visited-style-name="Index_20_Link"><text:span text:style-name="T54">Sea-Import 2nd Leg Registering Messages<text:tab/>7</text:span></text:a></text:p>
          <text:p text:style-name="P69"><text:a xlink:type="simple" xlink:href="#__RefHeading__1098_839089547" text:style-name="Index_20_Link" text:visited-style-name="Index_20_Link"><text:span text:style-name="T54">Driver Sent Messages<text:tab/>8</text:span></text:a></text:p>
          <text:p text:style-name="P68"><text:a xlink:type="simple" xlink:href="#__RefHeading__1100_839089547" text:style-name="Index_20_Link" text:visited-style-name="Index_20_Link"><text:span text:style-name="T54">Driver Report a Trip to Growth Venture before Executing<text:tab/>8</text:span></text:a></text:p>
          <text:p text:style-name="P68"><text:a xlink:type="simple" xlink:href="#__RefHeading__1102_839089547" text:style-name="Index_20_Link" text:visited-style-name="Index_20_Link"><text:span text:style-name="T54">Driver Acknowledges on Receiving a Trip Instruction from GV<text:tab/>8</text:span></text:a></text:p>
        </text:index-body>
      </text:table-of-content>
      <text:p text:style-name="P2"/>
      <text:h text:style-name="P81" text:outline-level="2"/>
      <text:h text:style-name="P82" text:outline-level="2"><text:bookmark-start text:name="__RefHeading__2335_310239361"/>Conventions<text:bookmark-end text:name="__RefHeading__2335_310239361"/></text:h>
      <text:h text:style-name="P88" text:outline-level="3"><text:bookmark-start text:name="__RefHeading__2337_310239361"/><text:span text:style-name="T6">Convention 1: </text:span><text:span text:style-name="T5">Mappings between Message Codes and Type Codes</text:span><text:bookmark-end text:name="__RefHeading__2337_310239361"/></text:h>
      <table:table table:name="Mappings_Msg_Code_Msg_Type_Code" table:style-name="Mappings_5f_Msg_5f_Code_5f_Msg_5f_Type_5f_Code">
        <table:table-column table:style-name="Mappings_5f_Msg_5f_Code_5f_Msg_5f_Type_5f_Code.A"/>
        <table:table-column table:style-name="Mappings_5f_Msg_5f_Code_5f_Msg_5f_Type_5f_Code.B"/>
        <table:table-column table:style-name="Mappings_5f_Msg_5f_Code_5f_Msg_5f_Type_5f_Code.C"/>
        <table:table-row>
          <table:table-cell table:style-name="Mappings_5f_Msg_5f_Code_5f_Msg_5f_Type_5f_Code.A1" office:value-type="string">
            <text:p text:style-name="P65">MsgCode</text:p>
          </table:table-cell>
          <table:table-cell table:style-name="Mappings_5f_Msg_5f_Code_5f_Msg_5f_Type_5f_Code.A1" office:value-type="string">
            <text:p text:style-name="P65">Msg_Type_Code</text:p>
          </table:table-cell>
          <table:table-cell table:style-name="Mappings_5f_Msg_5f_Code_5f_Msg_5f_Type_5f_Code.C1" office:value-type="string">
            <text:p text:style-name="P65">Msg_Type_Description</text:p>
          </table:table-cell>
        </table:table-row>
        <table:table-row>
          <table:table-cell table:style-name="Mappings_5f_Msg_5f_Code_5f_Msg_5f_Type_5f_Code.A13" office:value-type="string">
            <text:p text:style-name="P66">10</text:p>
          </table:table-cell>
          <table:table-cell table:style-name="Mappings_5f_Msg_5f_Code_5f_Msg_5f_Type_5f_Code.B13" office:value-type="string">
            <text:p text:style-name="P66">COL</text:p>
          </table:table-cell>
          <table:table-cell table:style-name="Mappings_5f_Msg_5f_Code_5f_Msg_5f_Type_5f_Code.C13" office:value-type="string">
            <text:p text:style-name="P3">Register a Sea-Export 1st Leg, collect empty containers.</text:p>
          </table:table-cell>
        </table:table-row>
        <table:table-row>
          <table:table-cell table:style-name="Mappings_5f_Msg_5f_Code_5f_Msg_5f_Type_5f_Code.A13" office:value-type="string">
            <text:p text:style-name="P66">11</text:p>
          </table:table-cell>
          <table:table-cell table:style-name="Mappings_5f_Msg_5f_Code_5f_Msg_5f_Type_5f_Code.B13" office:value-type="string">
            <text:p text:style-name="P66">EXP</text:p>
          </table:table-cell>
          <table:table-cell table:style-name="Mappings_5f_Msg_5f_Code_5f_Msg_5f_Type_5f_Code.C13" office:value-type="string">
            <text:p text:style-name="P3">Register a Sea-Export 2nd Leg, export cargo.</text:p>
          </table:table-cell>
        </table:table-row>
        <table:table-row>
          <table:table-cell table:style-name="Mappings_5f_Msg_5f_Code_5f_Msg_5f_Type_5f_Code.A13" office:value-type="string">
            <text:p text:style-name="P66">12</text:p>
          </table:table-cell>
          <table:table-cell table:style-name="Mappings_5f_Msg_5f_Code_5f_Msg_5f_Type_5f_Code.B13" office:value-type="string">
            <text:p text:style-name="P3">IMP</text:p>
          </table:table-cell>
          <table:table-cell table:style-name="Mappings_5f_Msg_5f_Code_5f_Msg_5f_Type_5f_Code.C13" office:value-type="string">
            <text:p text:style-name="P3">Register a Sea-Import 1st Leg, import cargo.</text:p>
          </table:table-cell>
        </table:table-row>
        <table:table-row>
          <table:table-cell table:style-name="Mappings_5f_Msg_5f_Code_5f_Msg_5f_Type_5f_Code.A5" office:value-type="string">
            <text:p text:style-name="P3">13</text:p>
          </table:table-cell>
          <table:table-cell table:style-name="Mappings_5f_Msg_5f_Code_5f_Msg_5f_Type_5f_Code.B5" office:value-type="string">
            <text:p text:style-name="P3">RTN</text:p>
          </table:table-cell>
          <table:table-cell table:style-name="Mappings_5f_Msg_5f_Code_5f_Msg_5f_Type_5f_Code.C5" office:value-type="string">
            <text:p text:style-name="P3">Register a Sea-Import 2nd Leg, return empty containers.</text:p>
          </table:table-cell>
        </table:table-row>
        <table:table-row>
          <table:table-cell table:style-name="Mappings_5f_Msg_5f_Code_5f_Msg_5f_Type_5f_Code.A13" office:value-type="string">
            <text:p text:style-name="P66">15</text:p>
          </table:table-cell>
          <table:table-cell table:style-name="Mappings_5f_Msg_5f_Code_5f_Msg_5f_Type_5f_Code.B13" office:value-type="string">
            <text:p text:style-name="P3">R<text:span text:style-name="T74">T1</text:span></text:p>
          </table:table-cell>
          <table:table-cell table:style-name="Mappings_5f_Msg_5f_Code_5f_Msg_5f_Type_5f_Code.C13" office:value-type="string">
            <text:p text:style-name="P76">Driver re<text:span text:style-name="T73">port</text:span> <text:span text:style-name="T75">a SE1st leg is completed</text:span></text:p>
          </table:table-cell>
        </table:table-row>
        <table:table-row>
          <table:table-cell table:style-name="Mappings_5f_Msg_5f_Code_5f_Msg_5f_Type_5f_Code.A10" office:value-type="string">
            <text:p text:style-name="P78">16</text:p>
          </table:table-cell>
          <table:table-cell table:style-name="Mappings_5f_Msg_5f_Code_5f_Msg_5f_Type_5f_Code.B10" office:value-type="string">
            <text:p text:style-name="P78">RT2</text:p>
          </table:table-cell>
          <table:table-cell table:style-name="Mappings_5f_Msg_5f_Code_5f_Msg_5f_Type_5f_Code.C10" office:value-type="string">
            <text:p text:style-name="P77">Driver re<text:span text:style-name="T73">port</text:span> <text:span text:style-name="T75">a SE2nd leg is completed</text:span></text:p>
          </table:table-cell>
        </table:table-row>
        <table:table-row>
          <table:table-cell table:style-name="Mappings_5f_Msg_5f_Code_5f_Msg_5f_Type_5f_Code.A10" office:value-type="string">
            <text:p text:style-name="P78">17</text:p>
          </table:table-cell>
          <table:table-cell table:style-name="Mappings_5f_Msg_5f_Code_5f_Msg_5f_Type_5f_Code.B10" office:value-type="string">
            <text:p text:style-name="P78">RT3</text:p>
          </table:table-cell>
          <table:table-cell table:style-name="Mappings_5f_Msg_5f_Code_5f_Msg_5f_Type_5f_Code.C10" office:value-type="string">
            <text:p text:style-name="P77">Driver re<text:span text:style-name="T73">port</text:span> <text:span text:style-name="T75">a SI1st leg is completed</text:span></text:p>
          </table:table-cell>
        </table:table-row>
        <table:table-row>
          <table:table-cell table:style-name="Mappings_5f_Msg_5f_Code_5f_Msg_5f_Type_5f_Code.A10" office:value-type="string">
            <text:p text:style-name="P78">18</text:p>
          </table:table-cell>
          <table:table-cell table:style-name="Mappings_5f_Msg_5f_Code_5f_Msg_5f_Type_5f_Code.B10" office:value-type="string">
            <text:p text:style-name="P78">RT4</text:p>
          </table:table-cell>
          <table:table-cell table:style-name="Mappings_5f_Msg_5f_Code_5f_Msg_5f_Type_5f_Code.C10" office:value-type="string">
            <text:p text:style-name="P77">Driver re<text:span text:style-name="T73">port</text:span> <text:span text:style-name="T75">a SI1st leg is completed</text:span></text:p>
          </table:table-cell>
        </table:table-row>
        <table:table-row>
          <table:table-cell table:style-name="Mappings_5f_Msg_5f_Code_5f_Msg_5f_Type_5f_Code.A10" office:value-type="string">
            <text:p text:style-name="P3">1<text:span text:style-name="T76">9</text:span></text:p>
          </table:table-cell>
          <table:table-cell table:style-name="Mappings_5f_Msg_5f_Code_5f_Msg_5f_Type_5f_Code.B10" office:value-type="string">
            <text:p text:style-name="P3">A<text:span text:style-name="T52">K1</text:span></text:p>
          </table:table-cell>
          <table:table-cell table:style-name="Mappings_5f_Msg_5f_Code_5f_Msg_5f_Type_5f_Code.C10" office:value-type="string">
            <text:p text:style-name="P4">Acknowledging messages, <text:span text:style-name="T52">GV acknowledges TM on receiving trip registering messages</text:span></text:p>
          </table:table-cell>
        </table:table-row>
        <table:table-row>
          <table:table-cell table:style-name="Mappings_5f_Msg_5f_Code_5f_Msg_5f_Type_5f_Code.A13" office:value-type="string">
            <text:p text:style-name="P79">20</text:p>
          </table:table-cell>
          <table:table-cell table:style-name="Mappings_5f_Msg_5f_Code_5f_Msg_5f_Type_5f_Code.B13" office:value-type="string">
            <text:p text:style-name="P5">AK2</text:p>
          </table:table-cell>
          <table:table-cell table:style-name="Mappings_5f_Msg_5f_Code_5f_Msg_5f_Type_5f_Code.C13" office:value-type="string">
            <text:p text:style-name="P5">Acknow<text:span text:style-name="T55">ledgement</text:span> from driver on receiving a trip instruction.</text:p>
          </table:table-cell>
        </table:table-row>
        <table:table-row>
          <table:table-cell table:style-name="Mappings_5f_Msg_5f_Code_5f_Msg_5f_Type_5f_Code.A12" office:value-type="string">
            <text:p text:style-name="P79">21</text:p>
          </table:table-cell>
          <table:table-cell table:style-name="Mappings_5f_Msg_5f_Code_5f_Msg_5f_Type_5f_Code.B12" office:value-type="string">
            <text:p text:style-name="P5">AK3</text:p>
          </table:table-cell>
          <table:table-cell table:style-name="Mappings_5f_Msg_5f_Code_5f_Msg_5f_Type_5f_Code.C12" office:value-type="string">
            <text:p text:style-name="P5">TM ackno<text:span text:style-name="T53">w</text:span>l<text:span text:style-name="T53">e</text:span>dges GV on receiving trip requesting messages.</text:p>
          </table:table-cell>
        </table:table-row>
        <table:table-row>
          <table:table-cell table:style-name="Mappings_5f_Msg_5f_Code_5f_Msg_5f_Type_5f_Code.A13" office:value-type="string">
            <text:p text:style-name="P79">22</text:p>
          </table:table-cell>
          <table:table-cell table:style-name="Mappings_5f_Msg_5f_Code_5f_Msg_5f_Type_5f_Code.B13" office:value-type="string">
            <text:p text:style-name="P7">TSC</text:p>
          </table:table-cell>
          <table:table-cell table:style-name="Mappings_5f_Msg_5f_Code_5f_Msg_5f_Type_5f_Code.C13" office:value-type="string">
            <text:p text:style-name="P7">Driver sends a message saying the trip is started / ongoing / on-the-way-back / done, so it's a requesting of trip status changes.</text:p>
          </table:table-cell>
        </table:table-row>
        <table:table-row>
          <table:table-cell table:style-name="Mappings_5f_Msg_5f_Code_5f_Msg_5f_Type_5f_Code.A14" office:value-type="string">
            <text:p text:style-name="P8">2<text:span text:style-name="T76">3</text:span></text:p>
          </table:table-cell>
          <table:table-cell table:style-name="Mappings_5f_Msg_5f_Code_5f_Msg_5f_Type_5f_Code.B14" office:value-type="string">
            <text:p text:style-name="P8">AK4</text:p>
          </table:table-cell>
          <table:table-cell table:style-name="Mappings_5f_Msg_5f_Code_5f_Msg_5f_Type_5f_Code.C14" office:value-type="string">
            <text:p text:style-name="P8">TM acknowledges GV on receiving trip status changing messages.</text:p>
          </table:table-cell>
        </table:table-row>
        <table:table-row>
          <table:table-cell table:style-name="Mappings_5f_Msg_5f_Code_5f_Msg_5f_Type_5f_Code.A15" office:value-type="string">
            <text:p text:style-name="P6">To be continued</text:p>
          </table:table-cell>
          <table:table-cell table:style-name="Mappings_5f_Msg_5f_Code_5f_Msg_5f_Type_5f_Code.B15" office:value-type="string">
            <text:p text:style-name="P6">To be continued</text:p>
          </table:table-cell>
          <table:table-cell table:style-name="Mappings_5f_Msg_5f_Code_5f_Msg_5f_Type_5f_Code.C15" office:value-type="string">
            <text:p text:style-name="P6">To be continued</text:p>
          </table:table-cell>
        </table:table-row>
      </table:table>
      <text:p text:style-name="P9">Table 1.0 Mappings between Msg_Codes with Msg_Type_Codes</text:p>
      <text:p text:style-name="P10">(note: the message code and message type code is one to one relationship)</text:p>
      <text:h text:style-name="P89" text:outline-level="3"><text:bookmark-start text:name="__RefHeading__1088_839089547"/>Convention 2: All messages are sent with JSON formats inside the H<text:span text:style-name="T34">TTP</text:span> Post Message Body<text:bookmark-end text:name="__RefHeading__1088_839089547"/></text:h>
      <text:h text:style-name="P83" text:outline-level="2"><text:bookmark-start text:name="__DdeLink__2451_310239361"/><text:bookmark-start text:name="__RefHeading__2339_310239361"/>Sea-Export Legs Registering Messages<text:bookmark-end text:name="__DdeLink__2451_310239361"/><text:bookmark-end text:name="__RefHeading__2339_310239361"/></text:h>
      <text:h text:style-name="P96" text:outline-level="3"><text:bookmark-start text:name="__DdeLink__2371_310239361"/><text:bookmark-start text:name="__RefHeading__2341_310239361"/><text:span text:style-name="T5">Sea-Export 1</text:span><text:span text:style-name="T2">st</text:span><text:span text:style-name="T5"> Leg Registering Messages</text:span><text:bookmark-end text:name="__DdeLink__2371_310239361"/><text:bookmark-end text:name="__RefHeading__2341_310239361"/></text:h>
      <text:p text:style-name="P12">{</text:p>
      <text:p text:style-name="P12"><text:s text:c="2"/>"head":</text:p>
      <text:p text:style-name="P12"><text:s text:c="2"/>{</text:p>
      <text:p text:style-name="P12"><text:s text:c="4"/>"msgCode":"10",</text:p>
      <text:p text:style-name="P12"><text:s text:c="4"/>"primeMover":"primeMover001",</text:p>
      <text:p text:style-name="P12"><text:s text:c="4"/>"jobNo":"jobNo001",</text:p>
      <text:p text:style-name="P12"><text:s text:c="4"/>"tripSeqNo":"jobTrip001"<text:span text:style-name="T70">,</text:span></text:p>
      <text:p text:style-name="P12"><text:span text:style-name="T70"><text:s text:c="4"/>“</text:span><text:span text:style-name="T71">planner:”:”ipl”</text:span></text:p>
      <text:p text:style-name="P12"><text:s text:c="2"/>},</text:p>
      <text:p text:style-name="P12"><text:s text:c="2"/>"body":</text:p>
      <text:p text:style-name="P12"><text:s text:c="2"/>{</text:p>
      <text:p text:style-name="P54"><text:span text:style-name="T7"><text:s text:c="4"/>"scheduleDate":"2015-01-2</text:span><text:span text:style-name="T8">6</text:span><text:span text:style-name="T7">",</text:span></text:p>
      <text:p text:style-name="P12"><text:s text:c="4"/>"startTime":"0900",</text:p>
      <text:p text:style-name="P12"><text:s text:c="4"/>"endTime":"2000",</text:p>
      <text:p text:style-name="P12"><text:s text:c="4"/>"ms<text:span text:style-name="T69">g</text:span>TypeCode":"COL",</text:p>
      <text:p text:style-name="P12"><text:s text:c="4"/>"vessel":"vessel01",</text:p>
      <text:p text:style-name="P12"><text:s text:c="4"/>"voyage":"voyage01",</text:p>
      <text:p text:style-name="P12"><text:s text:c="4"/>"bookRefNo":"bookrefno001",</text:p>
      <text:p text:style-name="P12"><text:s text:c="4"/>"shippingLine":"shippingLine001",</text:p>
      <text:p text:style-name="P12"><text:s text:c="4"/>"pod":"Singapore",</text:p>
      <text:p text:style-name="P12"><text:s text:c="4"/>"containerQty":1,</text:p>
      <text:p text:style-name="P12"><text:s text:c="4"/>"containerSize":"20",</text:p>
      <text:p text:style-name="P12"><text:s text:c="4"/>"containerType":"20FC",</text:p>
      <text:p text:style-name="P54"><text:span text:style-name="T7"><text:s text:c="4"/>"fromLocation":"</text:span><text:span text:style-name="T18">Container_Yard</text:span><text:span text:style-name="T7">",</text:span></text:p>
      <text:p text:style-name="P54"><text:span text:style-name="T7"><text:s text:c="4"/>"toLocation":"</text:span><text:span text:style-name="T18">Customer_Side</text:span><text:span text:style-name="T7">",</text:span></text:p>
      <text:p text:style-name="P12"><text:s text:c="4"/>"remark":"Nope"</text:p>
      <text:p text:style-name="P12"><text:s text:c="2"/>}</text:p>
      <text:p text:style-name="P12">}</text:p>
      <text:h text:style-name="P90" text:outline-level="3"><text:bookmark-start text:name="__RefHeading__1090_839089547"/><text:soft-page-break/>Sea-Export <text:span text:style-name="T35">2nd</text:span> Leg Registering Messages<text:bookmark-end text:name="__RefHeading__1090_839089547"/></text:h>
      <text:p text:style-name="P26">{</text:p>
      <text:p text:style-name="P62"><text:span text:style-name="T14"><text:s text:c="2"/>“</text:span><text:span text:style-name="T13">head</text:span><text:span text:style-name="T14">”:</text:span></text:p>
      <text:p text:style-name="P62"><text:span text:style-name="T14"><text:s text:c="4"/></text:span><text:span text:style-name="T13">{</text:span></text:p>
      <text:p text:style-name="P13"><text:s text:c="4"/>"msgCode":"1<text:span text:style-name="T57">1</text:span>",</text:p>
      <text:p text:style-name="P13"><text:s text:c="4"/>"primeMover":"primeMover001",</text:p>
      <text:p text:style-name="P13"><text:s text:c="4"/>"jobNo":"jobNo001",</text:p>
      <text:p text:style-name="P73"><text:s text:c="4"/>"tripSeqNo":"jobTrip001"<text:span text:style-name="T70">,</text:span></text:p>
      <text:p text:style-name="P73"><text:span text:style-name="T70"><text:s text:c="4"/>“</text:span><text:span text:style-name="T71">planner:”:”ipl”</text:span></text:p>
      <text:p text:style-name="P28"><text:s text:c="4"/>},</text:p>
      <text:p text:style-name="P28"><text:s text:c="2"/>“body”:</text:p>
      <text:p text:style-name="P28"><text:s text:c="4"/>{</text:p>
      <text:p text:style-name="P63"><text:span text:style-name="T13"><text:s text:c="4"/></text:span><text:span text:style-name="T15">"scheduleDate":"2015-01-2</text:span><text:span text:style-name="T16">6</text:span><text:span text:style-name="T15">",</text:span></text:p>
      <text:p text:style-name="P55"><text:span text:style-name="T7"><text:s text:c="4"/>"startTime":"</text:span><text:span text:style-name="T17">203</text:span><text:span text:style-name="T7">0",</text:span></text:p>
      <text:p text:style-name="P55"><text:span text:style-name="T7"><text:s text:c="4"/>"endTime":"2</text:span><text:span text:style-name="T17">2</text:span><text:span text:style-name="T7">00",</text:span></text:p>
      <text:p text:style-name="P55"><text:span text:style-name="T7"><text:s text:c="4"/>"ms</text:span><text:span text:style-name="T30">g</text:span><text:span text:style-name="T7">TypeCode":"</text:span><text:span text:style-name="T17">EXP</text:span><text:span text:style-name="T7">",</text:span></text:p>
      <text:p text:style-name="P14"><text:s text:c="4"/>"containerQty":1,</text:p>
      <text:p text:style-name="P55"><text:span text:style-name="T7"><text:s text:c="4"/>“</text:span><text:span text:style-name="T22">containerNumber1</text:span><text:span text:style-name="T7">”:”</text:span><text:span text:style-name="T22">containerNumberXYZ</text:span><text:span text:style-name="T7">”,</text:span></text:p>
      <text:p text:style-name="P55"><text:span text:style-name="T7"><text:s text:c="4"/>“</text:span><text:span text:style-name="T22">containerNumber2</text:span><text:span text:style-name="T7">”:”</text:span><text:span text:style-name="T22">NA</text:span><text:span text:style-name="T7">”,</text:span></text:p>
      <text:p text:style-name="P55"><text:span text:style-name="T7"><text:s text:c="4"/>“</text:span><text:span text:style-name="T22">sealNumber1</text:span><text:span text:style-name="T7">”:”</text:span><text:span text:style-name="T22">sealNumberXYZ</text:span><text:span text:style-name="T7">”,</text:span></text:p>
      <text:p text:style-name="P55"><text:span text:style-name="T7"><text:s text:c="4"/>“</text:span><text:span text:style-name="T22">sealNumber2</text:span><text:span text:style-name="T7">”:”</text:span><text:span text:style-name="T22">NA</text:span><text:span text:style-name="T7">”,</text:span></text:p>
      <text:p text:style-name="P55"><text:span text:style-name="T7"><text:s text:c="4"/>"containerSize":"</text:span><text:span text:style-name="T22">NA</text:span><text:span text:style-name="T7">",</text:span></text:p>
      <text:p text:style-name="P55"><text:span text:style-name="T7"><text:s text:c="4"/>"containerType":"</text:span><text:span text:style-name="T22">NA</text:span><text:span text:style-name="T7">",</text:span></text:p>
      <text:p text:style-name="P55"><text:span text:style-name="T7"><text:s text:c="4"/>"fromLocation":"</text:span><text:span text:style-name="T19">Customer_Side</text:span><text:span text:style-name="T7">",</text:span></text:p>
      <text:p text:style-name="P55"><text:span text:style-name="T7"><text:s text:c="4"/>"toLocation":"Singapore_</text:span><text:span text:style-name="T19">Port</text:span><text:span text:style-name="T7">",</text:span></text:p>
      <text:p text:style-name="P32"><text:s text:c="4"/>"remark":"Nope"</text:p>
      <text:p text:style-name="P28"><text:s text:c="4"/>}</text:p>
      <text:p text:style-name="P28">}</text:p>
      <text:h text:style-name="P91" text:outline-level="3"/>
      <text:h text:style-name="P84" text:outline-level="2"><text:bookmark-start text:name="__RefHeading__1092_839089547"/>Sea-<text:span text:style-name="T50">Im</text:span>port Legs Registering Messages<text:bookmark-end text:name="__RefHeading__1092_839089547"/></text:h>
      <text:h text:style-name="P94" text:outline-level="3"><text:bookmark-start text:name="__RefHeading__1094_839089547"/><text:span text:style-name="T36">Sea-Import 1</text:span><text:span text:style-name="T3">st</text:span><text:span text:style-name="T36"> Leg Registering Messages</text:span><text:bookmark-end text:name="__RefHeading__1094_839089547"/><text:bookmark text:name="__DdeLink__2437_310239361"/></text:h>
      <text:p text:style-name="P15">{</text:p>
      <text:p text:style-name="P15"><text:s text:c="2"/>"head":</text:p>
      <text:p text:style-name="P15"><text:s text:c="2"/>{</text:p>
      <text:p text:style-name="P15"><text:s text:c="4"/>"msgCode":"1<text:span text:style-name="T57">2</text:span>",</text:p>
      <text:p text:style-name="P15"><text:s text:c="4"/>"primeMover":"primeMover001",</text:p>
      <text:p text:style-name="P15"><text:s text:c="4"/>"jobNo":"jobNo001",</text:p>
      <text:p text:style-name="P75"><text:s text:c="4"/>"tripSeqNo":"jobTrip001"<text:span text:style-name="T70">,</text:span></text:p>
      <text:p text:style-name="P75"><text:span text:style-name="T70"><text:s text:c="4"/>“</text:span><text:span text:style-name="T71">planner:”:”ipl”</text:span></text:p>
      <text:p text:style-name="P15"><text:s text:c="2"/>},</text:p>
      <text:p text:style-name="P15"><text:s text:c="2"/>"body":</text:p>
      <text:p text:style-name="P15"><text:s text:c="2"/>{</text:p>
      <text:p text:style-name="P56"><text:span text:style-name="T7"><text:s text:c="4"/>"scheduleDate":"2015-01-2</text:span><text:span text:style-name="T8">6</text:span><text:span text:style-name="T7">",</text:span></text:p>
      <text:p text:style-name="P15"><text:s text:c="4"/>"startTime":"0900",</text:p>
      <text:p text:style-name="P15"><text:s text:c="4"/>"endTime":"2000",</text:p>
      <text:p text:style-name="P56"><text:span text:style-name="T7"><text:s text:c="4"/>"ms</text:span><text:span text:style-name="T30">g</text:span><text:span text:style-name="T7">TypeCode":"</text:span><text:span text:style-name="T21">IMP</text:span><text:span text:style-name="T7">",</text:span></text:p>
      <text:p text:style-name="P15"><text:s text:c="4"/>"vessel":"vessel01",</text:p>
      <text:p text:style-name="P15"><text:s text:c="4"/>"voyage":"voyage01",</text:p>
      <text:p text:style-name="P15"><text:s text:c="4"/>"bookRefNo":"bookrefno001",</text:p>
      <text:p text:style-name="P15"><text:s text:c="4"/>"shippingLine":"shippingLine001",</text:p>
      <text:p text:style-name="P15"><text:s text:c="4"/>"pod":"Singapore",</text:p>
      <text:p text:style-name="P56"><text:span text:style-name="T7"><text:s text:c="4"/>"containerQty":</text:span><text:span text:style-name="T24">2</text:span><text:span text:style-name="T7">,</text:span></text:p>
      <text:p text:style-name="P56"><text:span text:style-name="T7"><text:s text:c="4"/>“</text:span><text:span text:style-name="T23">containerNumber1</text:span><text:span text:style-name="T7">”:”</text:span><text:span text:style-name="T23">containerNumberXXX</text:span><text:span text:style-name="T7">”,</text:span></text:p>
      <text:p text:style-name="P58"><text:span text:style-name="T7"><text:s text:c="4"/>“</text:span><text:span text:style-name="T23">containerNumber2</text:span><text:span text:style-name="T7">”:”</text:span><text:span text:style-name="T24">containerNumberYYY</text:span><text:span text:style-name="T7">”,</text:span></text:p>
      <text:p text:style-name="P58"><text:bookmark-start text:name="__DdeLink__2512_310239361"/><text:span text:style-name="T7"><text:s text:c="4"/>“</text:span><text:span text:style-name="T23">sealNumber1</text:span><text:span text:style-name="T7">”:</text:span><text:bookmark-end text:name="__DdeLink__2512_310239361"/><text:span text:style-name="T7">”</text:span><text:span text:style-name="T24">seal</text:span><text:span text:style-name="T23">NumberXXX</text:span><text:span text:style-name="T7">”,</text:span></text:p>
      <text:p text:style-name="P58"><text:span text:style-name="T7"><text:s text:c="4"/>“</text:span><text:span text:style-name="T23">sealNumber2</text:span><text:span text:style-name="T7">”:”</text:span><text:span text:style-name="T24">sealNumberYYY</text:span><text:span text:style-name="T7">”,</text:span></text:p>
      <text:p text:style-name="P15"><text:s text:c="4"/>"containerSize":"20",</text:p>
      <text:p text:style-name="P56"><text:span text:style-name="T7"><text:s text:c="4"/>"containerType":"</text:span><text:span text:style-name="T25">NA</text:span><text:span text:style-name="T7">",</text:span></text:p>
      <text:p text:style-name="P56"><text:span text:style-name="T7"><text:s text:c="4"/>"fromLocation":"</text:span><text:span text:style-name="T18">Container_Yard</text:span><text:span text:style-name="T7">",</text:span></text:p>
      <text:p text:style-name="P56"><text:soft-page-break/><text:span text:style-name="T7"><text:s text:c="4"/>"toLocation":"</text:span><text:span text:style-name="T18">Customer_Side</text:span><text:span text:style-name="T7">",</text:span></text:p>
      <text:p text:style-name="P15"><text:s text:c="4"/>"remark":"Nope"</text:p>
      <text:p text:style-name="P15"><text:s text:c="2"/>}</text:p>
      <text:p text:style-name="P41">}</text:p>
      <text:h text:style-name="P98" text:outline-level="3"><text:bookmark-start text:name="__RefHeading__1096_839089547"/><text:span text:style-name="T38">Sea-</text:span><text:span text:style-name="T43">Im</text:span><text:span text:style-name="T38">port </text:span><text:span text:style-name="T44">2</text:span><text:span text:style-name="T4">nd</text:span><text:span text:style-name="T44"> </text:span><text:span text:style-name="T38">Leg Registering Messages</text:span><text:bookmark-end text:name="__RefHeading__1096_839089547"/></text:h>
      <text:p text:style-name="P27">{</text:p>
      <text:p text:style-name="P64"><text:bookmark-start text:name="__DdeLink__2489_310239361"/><text:span text:style-name="T14"><text:s text:c="2"/>“</text:span><text:span text:style-name="T13">head</text:span><text:span text:style-name="T14">”:</text:span></text:p>
      <text:p text:style-name="P64"><text:span text:style-name="T14"><text:s text:c="4"/></text:span><text:span text:style-name="T13">{</text:span></text:p>
      <text:p text:style-name="P16"><text:s text:c="4"/>"msgCode":"1<text:span text:style-name="T57">3</text:span>",</text:p>
      <text:p text:style-name="P16"><text:s text:c="4"/>"primeMover":"primeMover001",</text:p>
      <text:p text:style-name="P16"><text:s text:c="4"/>"jobNo":"jobNo001",</text:p>
      <text:p text:style-name="P73"><text:s text:c="4"/>"tripSeqNo":"jobTrip001"<text:span text:style-name="T70">,</text:span></text:p>
      <text:p text:style-name="P73"><text:span text:style-name="T70"><text:s text:c="4"/>“</text:span><text:span text:style-name="T71">planner:”:”ipl”</text:span></text:p>
      <text:p text:style-name="P29"><text:s text:c="4"/>},<text:bookmark-end text:name="__DdeLink__2489_310239361"/></text:p>
      <text:p text:style-name="P29"><text:s text:c="2"/>“body”:</text:p>
      <text:p text:style-name="P29"><text:s text:c="4"/>{</text:p>
      <text:p text:style-name="P64"><text:span text:style-name="T13"><text:s text:c="4"/></text:span><text:span text:style-name="T15">"scheduleDate":"2015-01-2</text:span><text:span text:style-name="T16">6</text:span><text:span text:style-name="T15">",</text:span></text:p>
      <text:p text:style-name="P57"><text:span text:style-name="T7"><text:s text:c="4"/>"startTime":"</text:span><text:span text:style-name="T17">203</text:span><text:span text:style-name="T7">0",</text:span></text:p>
      <text:p text:style-name="P57"><text:span text:style-name="T7"><text:s text:c="4"/>"endTime":"2</text:span><text:span text:style-name="T17">2</text:span><text:span text:style-name="T7">00",</text:span></text:p>
      <text:p text:style-name="P57"><text:span text:style-name="T7"><text:s text:c="4"/>"ms</text:span><text:span text:style-name="T30">g</text:span><text:span text:style-name="T7">TypeCode":"</text:span><text:span text:style-name="T20">RTN</text:span><text:span text:style-name="T7">",</text:span></text:p>
      <text:p text:style-name="P59"><text:span text:style-name="T7"><text:s text:c="4"/>"containerQty":</text:span><text:span text:style-name="T24">2</text:span><text:span text:style-name="T7">,</text:span></text:p>
      <text:p text:style-name="P59"><text:span text:style-name="T7"><text:s text:c="4"/>“</text:span><text:span text:style-name="T23">containerNumber1</text:span><text:span text:style-name="T7">”:”</text:span><text:span text:style-name="T23">containerNumberXXX</text:span><text:span text:style-name="T7">”,</text:span></text:p>
      <text:p text:style-name="P59"><text:span text:style-name="T7"><text:s text:c="4"/>“</text:span><text:span text:style-name="T23">containerNumber2</text:span><text:span text:style-name="T7">”:”</text:span><text:span text:style-name="T24">containerNumberYYY</text:span><text:span text:style-name="T7">”,</text:span></text:p>
      <text:p text:style-name="P59"><text:span text:style-name="T7"><text:s text:c="4"/>“</text:span><text:span text:style-name="T23">sealNumber1</text:span><text:span text:style-name="T7">”:”</text:span><text:span text:style-name="T24">seal</text:span><text:span text:style-name="T23">NumberXXX</text:span><text:span text:style-name="T7">”,</text:span></text:p>
      <text:p text:style-name="P59"><text:bookmark-start text:name="__DdeLink__2512_3102393611"/><text:span text:style-name="T7"><text:s text:c="4"/>“</text:span><text:span text:style-name="T23">sealNumber2</text:span><text:span text:style-name="T7">”:</text:span><text:bookmark-end text:name="__DdeLink__2512_3102393611"/><text:span text:style-name="T7">”</text:span><text:span text:style-name="T24">sealNumberYYY</text:span><text:span text:style-name="T7">”,</text:span></text:p>
      <text:p text:style-name="P59"><text:span text:style-name="T7"><text:s text:c="4"/>“</text:span><text:span text:style-name="T26">containerSize</text:span><text:span text:style-name="T7">”:”</text:span><text:span text:style-name="T26">20</text:span><text:span text:style-name="T7">”,</text:span></text:p>
      <text:p text:style-name="P59"><text:span text:style-name="T7"><text:s text:c="4"/>“</text:span><text:span text:style-name="T26">containerType</text:span><text:span text:style-name="T7">”:”</text:span><text:span text:style-name="T26">NA</text:span><text:span text:style-name="T7">”,</text:span></text:p>
      <text:p text:style-name="P57"><text:span text:style-name="T7"><text:s text:c="4"/>"fromLocation":"</text:span><text:span text:style-name="T19">Customer_Side</text:span><text:span text:style-name="T7">",</text:span></text:p>
      <text:p text:style-name="P57"><text:span text:style-name="T7"><text:s text:c="4"/>"toLocation":"Singapore_</text:span><text:span text:style-name="T19">Port</text:span><text:span text:style-name="T7">",</text:span></text:p>
      <text:p text:style-name="P33"><text:s text:c="4"/>"remark":"Nope"</text:p>
      <text:p text:style-name="P29"><text:s text:c="4"/>}</text:p>
      <text:p text:style-name="P29">}</text:p>
      <text:h text:style-name="P85" text:outline-level="2"><text:bookmark-start text:name="__RefHeading__1098_839089547"/>Driver Sent Messages<text:bookmark-end text:name="__RefHeading__1098_839089547"/></text:h>
      <text:h text:style-name="P97" text:outline-level="3"><text:bookmark-start text:name="__RefHeading__1100_839089547"/><text:span text:style-name="T10">D</text:span><text:span text:style-name="T9">river </text:span><text:span text:style-name="T11">Report</text:span><text:span text:style-name="T12">s</text:span><text:span text:style-name="T11"> a Trip to Growth Venture before Executing</text:span><text:bookmark-end text:name="__RefHeading__1100_839089547"/></text:h>
      <text:p text:style-name="P34">{</text:p>
      <text:p text:style-name="P35"><text:s text:c="2"/>“head”:</text:p>
      <text:p text:style-name="P35"><text:s text:c="4"/>{</text:p>
      <text:p text:style-name="P11"><text:s text:c="4"/>"msgCode":"1<text:span text:style-name="T57">5</text:span>",</text:p>
      <text:p text:style-name="P11"><text:s text:c="4"/>"primeMover":"primeMover001",</text:p>
      <text:p text:style-name="P11"><text:s text:c="4"/>"jobNo":"jobNo001",</text:p>
      <text:p text:style-name="P73"><text:s text:c="4"/>"tripSeqNo":"jobTrip001"<text:span text:style-name="T70">,</text:span></text:p>
      <text:p text:style-name="P73"><text:span text:style-name="T70"><text:s text:c="4"/>“</text:span><text:span text:style-name="T71">planner:”:”ipl”</text:span></text:p>
      <text:p text:style-name="P22"><text:span text:style-name="T36"><text:s/></text:span><text:span text:style-name="T38"><text:s text:c="3"/>},</text:span></text:p>
      <text:p text:style-name="P22"><text:span text:style-name="T38"><text:s text:c="2"/>“</text:span><text:span text:style-name="T39">body</text:span><text:span text:style-name="T38">”:</text:span></text:p>
      <text:p text:style-name="P23"><text:span text:style-name="T38"><text:s text:c="4"/></text:span><text:span text:style-name="T39">{</text:span></text:p>
      <text:p text:style-name="P23"><text:span text:style-name="T39"><text:s text:c="4"/>“msgTypeCode”:”</text:span><text:span text:style-name="T40">REQ</text:span><text:span text:style-name="T39">”, <text:s/></text:span><text:bookmark-start text:name="__DdeLink__2545_310239361"/><text:span text:style-name="T39">– </text:span><text:span text:style-name="T41">in grwoth_venture's document, it is RT</text:span><text:bookmark-end text:name="__DdeLink__2545_310239361"/></text:p>
      <text:p text:style-name="P23"><text:span text:style-name="T39"><text:s text:c="4"/>“</text:span><text:span text:style-name="T40">containerN</text:span><text:span text:style-name="T42">umber</text:span><text:span text:style-name="T40">1</text:span><text:span text:style-name="T39">”:”</text:span><text:span text:style-name="T40">container</text:span><text:span text:style-name="T42">NumberXXX</text:span><text:span text:style-name="T39">”,</text:span></text:p>
      <text:p text:style-name="P23"><text:span text:style-name="T39"><text:s text:c="4"/>“</text:span><text:span text:style-name="T42">containerNumber2</text:span><text:span text:style-name="T39">”:”</text:span><text:span text:style-name="T42">NA</text:span><text:span text:style-name="T39">”,</text:span></text:p>
      <text:p text:style-name="P23"><text:span text:style-name="T39"><text:s text:c="4"/>“</text:span><text:span text:style-name="T42">sealNumber1</text:span><text:span text:style-name="T39">”:”</text:span><text:span text:style-name="T42">sealNumberXXX</text:span><text:span text:style-name="T39">”,</text:span></text:p>
      <text:p text:style-name="P23"><text:span text:style-name="T39"><text:s text:c="4"/>“</text:span><text:span text:style-name="T42">sealNumber2</text:span><text:span text:style-name="T39">”:”</text:span><text:span text:style-name="T42">NA</text:span><text:span text:style-name="T39">”,</text:span></text:p>
      <text:p text:style-name="P23"><text:span text:style-name="T39"><text:s text:c="4"/>“</text:span><text:span text:style-name="T42">trailerNumber</text:span><text:span text:style-name="T39">”:”</text:span><text:span text:style-name="T42">trailer001</text:span><text:span text:style-name="T39">”,</text:span></text:p>
      <text:p text:style-name="P23"><text:span text:style-name="T39"><text:s text:c="4"/>“</text:span><text:span text:style-name="T42">DO</text:span><text:span text:style-name="T39">”:”</text:span><text:span text:style-name="T42">do_number001</text:span><text:span text:style-name="T39">”</text:span></text:p>
      <text:p text:style-name="P42"><text:s text:c="4"/>}</text:p>
      <text:p text:style-name="P34">}</text:p>
      <text:h text:style-name="P92" text:outline-level="3"><text:bookmark-start text:name="__RefHeading__1102_839089547"/>Driver Acknowledges on Receiving a Trip Instruction from GV<text:bookmark-end text:name="__RefHeading__1102_839089547"/></text:h>
      <text:p text:style-name="P46">{</text:p>
      <text:p text:style-name="P47"><text:s text:c="2"/><text:span text:style-name="T56"><text:s text:c="2"/>“head”:</text:span></text:p>
      <text:p text:style-name="P36"><text:s text:c="4"/>{</text:p>
      <text:p text:style-name="P17"><text:s text:c="4"/>"msgCode":"1<text:span text:style-name="T58">7</text:span>",</text:p>
      <text:p text:style-name="P17"><text:s text:c="4"/>"primeMover":"primeMover001",</text:p>
      <text:p text:style-name="P17"><text:s text:c="4"/>"jobNo":"jobNo001",</text:p>
      <text:p text:style-name="P73"><text:s text:c="4"/>"tripSeqNo":"jobTrip001"<text:span text:style-name="T70">,</text:span></text:p>
      <text:p text:style-name="P73"><text:soft-page-break/><text:span text:style-name="T70"><text:s text:c="4"/>“</text:span><text:span text:style-name="T71">planner:”:”ipl”</text:span></text:p>
      <text:p text:style-name="P24"><text:span text:style-name="T36"><text:s/></text:span><text:span text:style-name="T38"><text:s text:c="3"/>},</text:span></text:p>
      <text:p text:style-name="P24"><text:span text:style-name="T38"><text:s text:c="2"/>“</text:span><text:span text:style-name="T39">body</text:span><text:span text:style-name="T38">”:</text:span></text:p>
      <text:p text:style-name="P24"><text:span text:style-name="T38"><text:s text:c="4"/></text:span><text:span text:style-name="T39">{</text:span></text:p>
      <text:p text:style-name="P24"><text:span text:style-name="T39"><text:s text:c="4"/>“msgTypeCode”:”</text:span><text:span text:style-name="T45">AK2</text:span><text:span text:style-name="T39">”, </text:span></text:p>
      <text:p text:style-name="P24"><text:span text:style-name="T39"><text:s text:c="4"/>“</text:span><text:span text:style-name="T46">acknowledgement</text:span><text:span text:style-name="T39">”:”</text:span><text:span text:style-name="T46">OK</text:span><text:span text:style-name="T39">” <text:s/>// </text:span><text:span text:style-name="T47">it may also be “refused” or “canceled” and so on...</text:span></text:p>
      <text:p text:style-name="P43"><text:s text:c="4"/>}</text:p>
      <text:p text:style-name="P46">}</text:p>
      <text:h text:style-name="P92" text:outline-level="3">Driver Send Trip Status Changing Messages</text:h>
      <text:h text:style-name="P70" text:outline-level="2">{</text:h>
      <text:h text:style-name="P71" text:outline-level="2"><text:s text:c="2"/><text:span text:style-name="T29"><text:s text:c="2"/>“head”:</text:span></text:h>
      <text:p text:style-name="P37"><text:s text:c="4"/>{</text:p>
      <text:p text:style-name="P18"><text:s text:c="4"/>"msgCode":"1<text:span text:style-name="T60">9</text:span>",</text:p>
      <text:p text:style-name="P18"><text:s text:c="4"/>"primeMover":"primeMover001",</text:p>
      <text:p text:style-name="P18"><text:s text:c="4"/>"jobNo":"jobNo001",</text:p>
      <text:p text:style-name="P73"><text:s text:c="4"/>"tripSeqNo":"jobTrip001"<text:span text:style-name="T70">,</text:span></text:p>
      <text:p text:style-name="P73"><text:span text:style-name="T70"><text:s text:c="4"/>“</text:span><text:span text:style-name="T71">planner:”:”ipl”</text:span></text:p>
      <text:p text:style-name="P25"><text:span text:style-name="T36"><text:s/></text:span><text:span text:style-name="T38"><text:s text:c="3"/>},</text:span></text:p>
      <text:p text:style-name="P25"><text:span text:style-name="T38"><text:s text:c="2"/>“</text:span><text:span text:style-name="T39">body</text:span><text:span text:style-name="T38">”:</text:span></text:p>
      <text:p text:style-name="P25"><text:span text:style-name="T38"><text:s text:c="4"/></text:span><text:span text:style-name="T39">{</text:span></text:p>
      <text:p text:style-name="P25"><text:span text:style-name="T39"><text:s text:c="4"/>“msgTypeCode”:”</text:span><text:span text:style-name="T48">TSC</text:span><text:span text:style-name="T39">”,</text:span><text:bookmark text:name="__DdeLink__2545_3102393612"/></text:p>
      <text:p text:style-name="P25"><text:span text:style-name="T39"><text:s text:c="4"/>“</text:span><text:span text:style-name="T40">containerN</text:span><text:span text:style-name="T42">umber</text:span><text:span text:style-name="T40">1</text:span><text:span text:style-name="T39">”:”</text:span><text:span text:style-name="T40">container</text:span><text:span text:style-name="T42">NumberXXX</text:span><text:span text:style-name="T39">”,</text:span></text:p>
      <text:p text:style-name="P25"><text:span text:style-name="T39"><text:s text:c="4"/>“</text:span><text:span text:style-name="T42">containerNumber2</text:span><text:span text:style-name="T39">”:”</text:span><text:span text:style-name="T42">NA</text:span><text:span text:style-name="T39">”,</text:span></text:p>
      <text:p text:style-name="P25"><text:span text:style-name="T39"><text:s text:c="4"/>“</text:span><text:span text:style-name="T42">sealNumber1</text:span><text:span text:style-name="T39">”:”</text:span><text:span text:style-name="T42">sealNumberXXX</text:span><text:span text:style-name="T39">”,</text:span></text:p>
      <text:p text:style-name="P25"><text:span text:style-name="T39"><text:s text:c="4"/>“</text:span><text:span text:style-name="T42">sealNumber2</text:span><text:span text:style-name="T39">”:”</text:span><text:span text:style-name="T42">NA</text:span><text:span text:style-name="T39">”,</text:span></text:p>
      <text:p text:style-name="P25"><text:span text:style-name="T39"><text:s text:c="4"/>“</text:span><text:span text:style-name="T42">trailerNumber</text:span><text:span text:style-name="T39">”:”</text:span><text:span text:style-name="T42">trailer001</text:span><text:span text:style-name="T39">”,</text:span></text:p>
      <text:p text:style-name="P25"><text:span text:style-name="T39"><text:s text:c="4"/>“</text:span><text:span text:style-name="T49">newStatus</text:span><text:span text:style-name="T39">”:”</text:span><text:span text:style-name="T49">started</text:span><text:span text:style-name="T39">”</text:span></text:p>
      <text:h text:style-name="P72" text:outline-level="2"><text:s text:c="4"/>}</text:h>
      <text:h text:style-name="P70" text:outline-level="2">}</text:h>
      <text:h text:style-name="P87" text:outline-level="2">Transport Module Send Validati<text:span text:style-name="T59">ng </text:span>Messages</text:h>
      <text:h text:style-name="P93" text:outline-level="3">Trip Requesting Validation</text:h>
      <text:p text:style-name="P53">{</text:p>
      <text:p text:style-name="P48"><text:s text:c="2"/><text:span text:style-name="T56"><text:s text:c="2"/>“head”:</text:span></text:p>
      <text:p text:style-name="P38"><text:s text:c="4"/>{</text:p>
      <text:p text:style-name="P19"><text:s text:c="4"/>"msgCode":"1<text:span text:style-name="T66">8</text:span>",</text:p>
      <text:p text:style-name="P19"><text:s text:c="4"/>"primeMover":"primeMover001",</text:p>
      <text:p text:style-name="P19"><text:s text:c="4"/>"jobNo":"jobNo001",</text:p>
      <text:p text:style-name="P73"><text:s text:c="4"/>"tripSeqNo":"jobTrip001"<text:span text:style-name="T70">,</text:span></text:p>
      <text:p text:style-name="P73"><text:span text:style-name="T70"><text:s text:c="4"/>“</text:span><text:span text:style-name="T71">planner:”:”ipl”</text:span></text:p>
      <text:p text:style-name="P38"><text:span text:style-name="T37"><text:s/></text:span><text:s text:c="3"/>},</text:p>
      <text:p text:style-name="P38"><text:s text:c="4"/>“<text:span text:style-name="T61">body</text:span>”:</text:p>
      <text:p text:style-name="P38"><text:s text:c="4"/><text:span text:style-name="T61">{</text:span></text:p>
      <text:p text:style-name="P38"><text:s text:c="4"/>“<text:span text:style-name="T65">msgTypeCode</text:span>”:”<text:span text:style-name="T66">ACK3</text:span>”</text:p>
      <text:p text:style-name="P38"><text:s text:c="4"/>“<text:span text:style-name="T61">acknowledgement</text:span>”:”<text:span text:style-name="T62">accepted</text:span>”</text:p>
      <text:p text:style-name="P44"><text:s text:c="4"/>}</text:p>
      <text:p text:style-name="P52">}</text:p>
      <text:h text:style-name="P92" text:outline-level="3">Trip Status Changing Validation</text:h>
      <text:p text:style-name="P49">{</text:p>
      <text:p text:style-name="P60"><text:span text:style-name="T27"><text:s text:c="2"/></text:span><text:span text:style-name="T28"><text:s text:c="2"/></text:span><text:span text:style-name="T29">“head”:</text:span></text:p>
      <text:p text:style-name="P39"><text:s text:c="4"/>{</text:p>
      <text:p text:style-name="P20"><text:s text:c="4"/>"msgCode":"1<text:span text:style-name="T58">7</text:span>",</text:p>
      <text:p text:style-name="P20"><text:s text:c="4"/>"primeMover":"primeMover001",</text:p>
      <text:p text:style-name="P20"><text:s text:c="4"/>"jobNo":"jobNo001",</text:p>
      <text:p text:style-name="P73"><text:s text:c="4"/>"tripSeqNo":"jobTrip001"<text:span text:style-name="T70">,</text:span></text:p>
      <text:p text:style-name="P73"><text:span text:style-name="T70"><text:s text:c="4"/>“</text:span><text:span text:style-name="T71">planner:”:”ipl”</text:span></text:p>
      <text:p text:style-name="P39"><text:span text:style-name="T37"><text:s/></text:span><text:s text:c="3"/>},</text:p>
      <text:p text:style-name="P39"><text:s text:c="4"/>“<text:span text:style-name="T61">body</text:span>”:</text:p>
      <text:p text:style-name="P39"><text:s text:c="4"/><text:span text:style-name="T61">{</text:span></text:p>
      <text:p text:style-name="P39"><text:s text:c="4"/>“<text:span text:style-name="T67">msgTypeCode</text:span>”:””</text:p>
      <text:p text:style-name="P39"><text:soft-page-break/><text:s text:c="4"/>“<text:span text:style-name="T61">acknowledgement</text:span>”:”<text:span text:style-name="T63">retry</text:span>” – <text:span text:style-name="T64">indicating that the driver provided wrong information, <text:s text:c="2"/>- –-need to re-key in trip status changing requesting message</text:span></text:p>
      <text:p text:style-name="P50"><text:s text:c="4"/>}</text:p>
      <text:p text:style-name="P51">}</text:p>
      <text:h text:style-name="P86" text:outline-level="2">Growth Venture Send Messages</text:h>
      <text:h text:style-name="P95" text:outline-level="3">Send Job Trip Instructions to Driver MDT</text:h>
      <text:p text:style-name="P30">{</text:p>
      <text:p text:style-name="P61"><text:span text:style-name="T27"><text:s text:c="2"/></text:span><text:span text:style-name="T28"><text:s text:c="2"/></text:span><text:span text:style-name="T29">“head”:</text:span></text:p>
      <text:p text:style-name="P40"><text:s text:c="4"/>{</text:p>
      <text:p text:style-name="P21"><text:s text:c="4"/>"msgCode":"1<text:span text:style-name="T58">7</text:span>",</text:p>
      <text:p text:style-name="P21"><text:s text:c="4"/>"primeMover":"primeMover001",</text:p>
      <text:p text:style-name="P21"><text:s text:c="4"/>"jobNo":"jobNo001",</text:p>
      <text:p text:style-name="P40"><text:s text:c="4"/>"tripSeqNo":"jobTrip001"</text:p>
      <text:p text:style-name="P40"><text:span text:style-name="T37"><text:s/></text:span><text:s text:c="3"/>},</text:p>
      <text:p text:style-name="P40"><text:s text:c="4"/>“<text:span text:style-name="T61">body</text:span>”:</text:p>
      <text:p text:style-name="P45"><text:s text:c="4"/>{</text:p>
      <text:p text:style-name="P40"><text:s text:c="4"/></text:p>
      <text:p text:style-name="P40"><text:s text:c="4"/><text:span text:style-name="T68">}</text:span></text:p>
      <text:p text:style-name="P3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MT1" style:family="text">
      <style:text-properties officeooo:rsid="0007f8b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1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0:17:55.350684223</meta:creation-date>
    <dc:date>2015-03-26T14:51:19.356000000</dc:date>
    <meta:editing-duration>PT3H28M47S</meta:editing-duration>
    <meta:editing-cycles>114</meta:editing-cycles>
    <meta:generator>LibreOffice/4.2.8.2$Windows_x86 LibreOffice_project/48d50dbfc06349262c9d50868e5c1f630a573ebd</meta:generator>
    <meta:document-statistic meta:table-count="1" meta:image-count="0" meta:object-count="0" meta:page-count="12" meta:paragraph-count="293" meta:word-count="618" meta:character-count="6530" meta:non-whitespace-character-count="5468"/>
  </office:meta>
</office:document-meta>
</file>